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9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1.1374in"/>
    </style:style>
    <style:style style:name="co4" style:family="table-column">
      <style:table-column-properties fo:break-before="auto" style:column-width="0.3181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0.4189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2.66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5098in"/>
    </style:style>
    <style:style style:name="co15" style:family="table-column">
      <style:table-column-properties fo:break-before="auto" style:column-width="0.6366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wrap-option="wrap" fo:border="0.0008in solid #000000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c0c0c0" style:text-align-source="fix" style:repeat-content="false" fo:wrap-option="wrap" fo:border="0.0008in solid #000000" style:vertical-align="top"/>
      <style:paragraph-properties fo:text-align="star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4" style:family="table-cell" style:parent-style-name="Default">
      <style:table-cell-properties fo:background-color="#000000" style:text-align-source="fix" style:repeat-content="false" fo:wrap-option="wrap" fo:border="0.0008in solid #000000" style:vertical-align="top"/>
      <style:paragraph-properties fo:text-align="start"/>
    </style:style>
  </office:automatic-styles>
  <office:body>
    <office:spreadsheet>
      <table:table table:name="Pow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visibility="collapse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Default"/>
        <table:table-column table:style-name="co11" table:number-columns-repeated="1003" table:default-cell-style-name="ce3"/>
        <table:table-column table:style-name="co11" table:number-columns-repeated="5" table:default-cell-style-name="ce11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Edition</text:p>
          </table:table-cell>
          <table:table-cell table:style-name="ce4" office:value-type="string">
            <text:p>Princess</text:p>
          </table:table-cell>
          <table:table-cell table:style-name="ce4" office:value-type="string">
            <text:p>#</text:p>
          </table:table-cell>
          <table:table-cell table:style-name="ce4" office:value-type="string">
            <text:p>Set</text:p>
          </table:table-cell>
          <table:table-cell table:style-name="ce4" office:value-type="string">
            <text:p>Effect</text:p>
          </table:table-cell>
          <table:table-cell table:style-name="ce7" office:value-type="string">
            <text:p>Quality</text:p>
          </table:table-cell>
          <table:table-cell table:style-name="ce4" office:value-type="string">
            <text:p>Cost</text:p>
          </table:table-cell>
          <table:table-cell table:style-name="ce4" office:value-type="string">
            <text:p>Power Name</text:p>
          </table:table-cell>
          <table:table-cell table:style-name="ce7" office:value-type="string">
            <text:p>Text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]+1" office:value-type="float" office:value="5">
            <text:p>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]+1" office:value-type="float" office:value="21">
            <text:p>2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]+1" office:value-type="float" office:value="22">
            <text:p>2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]+1" office:value-type="float" office:value="23">
            <text:p>2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]+1" office:value-type="float" office:value="24">
            <text:p>2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5]+1" office:value-type="float" office:value="25">
            <text:p>2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6]+1" office:value-type="float" office:value="26">
            <text:p>2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7]+1" office:value-type="float" office:value="27">
            <text:p>2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8]+1" office:value-type="float" office:value="28">
            <text:p>2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0]+1" office:value-type="float" office:value="30">
            <text:p>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1]+1" office:value-type="float" office:value="31">
            <text:p>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2]+1" office:value-type="float" office:value="32">
            <text:p>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3]+1" office:value-type="float" office:value="33">
            <text:p>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]+1" office:value-type="float" office:value="34">
            <text:p>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]+1" office:value-type="float" office:value="35">
            <text:p>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]+1" office:value-type="float" office:value="36">
            <text:p>3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7]+1" office:value-type="float" office:value="37">
            <text:p>3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]+1" office:value-type="float" office:value="38">
            <text:p>3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]+1" office:value-type="float" office:value="39">
            <text:p>3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]+1" office:value-type="float" office:value="40">
            <text:p>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]+1" office:value-type="float" office:value="41">
            <text:p>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2]+1" office:value-type="float" office:value="42">
            <text:p>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3]+1" office:value-type="float" office:value="43">
            <text:p>4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]+1" office:value-type="float" office:value="44">
            <text:p>4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]+1" office:value-type="float" office:value="45">
            <text:p>4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6]+1" office:value-type="float" office:value="46">
            <text:p>4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7]+1" office:value-type="float" office:value="47">
            <text:p>4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8]+1" office:value-type="float" office:value="48">
            <text:p>4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9]+1" office:value-type="float" office:value="49">
            <text:p>4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0]+1" office:value-type="float" office:value="50">
            <text:p>5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1]+1" office:value-type="float" office:value="51">
            <text:p>5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2]+1" office:value-type="float" office:value="52">
            <text:p>5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3]+1" office:value-type="float" office:value="53">
            <text:p>5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4]+1" office:value-type="float" office:value="54">
            <text:p>5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]+1" office:value-type="float" office:value="55">
            <text:p>5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]+1" office:value-type="float" office:value="56">
            <text:p>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]+1" office:value-type="float" office:value="57">
            <text:p>5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8]+1" office:value-type="float" office:value="58">
            <text:p>5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]+1" office:value-type="float" office:value="59">
            <text:p>5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]+1" office:value-type="float" office:value="60">
            <text:p>6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]+1" office:value-type="float" office:value="61">
            <text:p>6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]+1" office:value-type="float" office:value="62">
            <text:p>6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3]+1" office:value-type="float" office:value="63">
            <text:p>6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4]+1" office:value-type="float" office:value="64">
            <text:p>6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]+1" office:value-type="float" office:value="65">
            <text:p>6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]+1" office:value-type="float" office:value="66">
            <text:p>6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7]+1" office:value-type="float" office:value="67">
            <text:p>6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8]+1" office:value-type="float" office:value="68">
            <text:p>6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9]+1" office:value-type="float" office:value="69">
            <text:p>6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0]+1" office:value-type="float" office:value="70">
            <text:p>7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1]+1" office:value-type="float" office:value="71">
            <text:p>7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2]+1" office:value-type="float" office:value="72">
            <text:p>7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3]+1" office:value-type="float" office:value="73">
            <text:p>7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4]+1" office:value-type="float" office:value="74">
            <text:p>7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5]+1" office:value-type="float" office:value="75">
            <text:p>7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]+1" office:value-type="float" office:value="76">
            <text:p>7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]+1" office:value-type="float" office:value="77">
            <text:p>7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]+1" office:value-type="float" office:value="78">
            <text:p>7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9]+1" office:value-type="float" office:value="79">
            <text:p>7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]+1" office:value-type="float" office:value="80">
            <text:p>8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]+1" office:value-type="float" office:value="81">
            <text:p>8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]+1" office:value-type="float" office:value="82">
            <text:p>8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]+1" office:value-type="float" office:value="83">
            <text:p>8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4]+1" office:value-type="float" office:value="84">
            <text:p>8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5]+1" office:value-type="float" office:value="85">
            <text:p>8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]+1" office:value-type="float" office:value="86">
            <text:p>8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]+1" office:value-type="float" office:value="87">
            <text:p>8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8]+1" office:value-type="float" office:value="88">
            <text:p>8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9]+1" office:value-type="float" office:value="89">
            <text:p>8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0]+1" office:value-type="float" office:value="90">
            <text:p>9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1]+1" office:value-type="float" office:value="91">
            <text:p>9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2]+1" office:value-type="float" office:value="92">
            <text:p>9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3]+1" office:value-type="float" office:value="93">
            <text:p>9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4]+1" office:value-type="float" office:value="94">
            <text:p>9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5]+1" office:value-type="float" office:value="95">
            <text:p>9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6]+1" office:value-type="float" office:value="96">
            <text:p>9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]+1" office:value-type="float" office:value="97">
            <text:p>9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]+1" office:value-type="float" office:value="98">
            <text:p>9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]+1" office:value-type="float" office:value="99">
            <text:p>9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0]+1" office:value-type="float" office:value="100">
            <text:p>10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]+1" office:value-type="float" office:value="101">
            <text:p>10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]+1" office:value-type="float" office:value="102">
            <text:p>10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]+1" office:value-type="float" office:value="103">
            <text:p>10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]+1" office:value-type="float" office:value="104">
            <text:p>10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5]+1" office:value-type="float" office:value="105">
            <text:p>10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6]+1" office:value-type="float" office:value="106">
            <text:p>10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]+1" office:value-type="float" office:value="107">
            <text:p>10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]+1" office:value-type="float" office:value="108">
            <text:p>10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9]+1" office:value-type="float" office:value="109">
            <text:p>10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0]+1" office:value-type="float" office:value="110">
            <text:p>11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1]+1" office:value-type="float" office:value="111">
            <text:p>11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2]+1" office:value-type="float" office:value="112">
            <text:p>11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3]+1" office:value-type="float" office:value="113">
            <text:p>11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4]+1" office:value-type="float" office:value="114">
            <text:p>11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5]+1" office:value-type="float" office:value="115">
            <text:p>11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6]+1" office:value-type="float" office:value="116">
            <text:p>11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7]+1" office:value-type="float" office:value="117">
            <text:p>11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]+1" office:value-type="float" office:value="118">
            <text:p>11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]+1" office:value-type="float" office:value="119">
            <text:p>11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]+1" office:value-type="float" office:value="120">
            <text:p>12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1]+1" office:value-type="float" office:value="121">
            <text:p>12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]+1" office:value-type="float" office:value="122">
            <text:p>12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]+1" office:value-type="float" office:value="123">
            <text:p>12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]+1" office:value-type="float" office:value="124">
            <text:p>12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]+1" office:value-type="float" office:value="125">
            <text:p>12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6]+1" office:value-type="float" office:value="126">
            <text:p>12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7]+1" office:value-type="float" office:value="127">
            <text:p>12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]+1" office:value-type="float" office:value="128">
            <text:p>12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]+1" office:value-type="float" office:value="129">
            <text:p>12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0]+1" office:value-type="float" office:value="130">
            <text:p>13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1]+1" office:value-type="float" office:value="131">
            <text:p>13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2]+1" office:value-type="float" office:value="132">
            <text:p>13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3]+1" office:value-type="float" office:value="133">
            <text:p>13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4]+1" office:value-type="float" office:value="134">
            <text:p>13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5]+1" office:value-type="float" office:value="135">
            <text:p>13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6]+1" office:value-type="float" office:value="136">
            <text:p>13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7]+1" office:value-type="float" office:value="137">
            <text:p>13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8]+1" office:value-type="float" office:value="138">
            <text:p>13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]+1" office:value-type="float" office:value="139">
            <text:p>13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]+1" office:value-type="float" office:value="140">
            <text:p>14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]+1" office:value-type="float" office:value="141">
            <text:p>14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2]+1" office:value-type="float" office:value="142">
            <text:p>14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]+1" office:value-type="float" office:value="143">
            <text:p>14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]+1" office:value-type="float" office:value="144">
            <text:p>14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]+1" office:value-type="float" office:value="145">
            <text:p>14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]+1" office:value-type="float" office:value="146">
            <text:p>14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7]+1" office:value-type="float" office:value="147">
            <text:p>14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8]+1" office:value-type="float" office:value="148">
            <text:p>14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9]+1" office:value-type="float" office:value="149">
            <text:p>14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0]+1" office:value-type="float" office:value="150">
            <text:p>15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1]+1" office:value-type="float" office:value="151">
            <text:p>15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2]+1" office:value-type="float" office:value="152">
            <text:p>15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3]+1" office:value-type="float" office:value="153">
            <text:p>15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4]+1" office:value-type="float" office:value="154">
            <text:p>15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5]+1" office:value-type="float" office:value="155">
            <text:p>15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6]+1" office:value-type="float" office:value="156">
            <text:p>15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7]+1" office:value-type="float" office:value="157">
            <text:p>15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8]+1" office:value-type="float" office:value="158">
            <text:p>15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9]+1" office:value-type="float" office:value="159">
            <text:p>15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0]+1" office:value-type="float" office:value="160">
            <text:p>16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1]+1" office:value-type="float" office:value="161">
            <text:p>16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2]+1" office:value-type="float" office:value="162">
            <text:p>16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3]+1" office:value-type="float" office:value="163">
            <text:p>16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4]+1" office:value-type="float" office:value="164">
            <text:p>16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5]+1" office:value-type="float" office:value="165">
            <text:p>16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6]+1" office:value-type="float" office:value="166">
            <text:p>16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7]+1" office:value-type="float" office:value="167">
            <text:p>16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8]+1" office:value-type="float" office:value="168">
            <text:p>16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9]+1" office:value-type="float" office:value="169">
            <text:p>16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0]+1" office:value-type="float" office:value="170">
            <text:p>17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1]+1" office:value-type="float" office:value="171">
            <text:p>17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2]+1" office:value-type="float" office:value="172">
            <text:p>17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3]+1" office:value-type="float" office:value="173">
            <text:p>17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4]+1" office:value-type="float" office:value="174">
            <text:p>17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5]+1" office:value-type="float" office:value="175">
            <text:p>17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6]+1" office:value-type="float" office:value="176">
            <text:p>17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77]+1" office:value-type="float" office:value="177">
            <text:p>17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78]+1" office:value-type="float" office:value="178">
            <text:p>17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79]+1" office:value-type="float" office:value="179">
            <text:p>17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80]+1" office:value-type="float" office:value="180">
            <text:p>18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81]+1" office:value-type="float" office:value="181">
            <text:p>18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82]+1" office:value-type="float" office:value="182">
            <text:p>18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83]+1" office:value-type="float" office:value="183">
            <text:p>18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4]+1" office:value-type="float" office:value="184">
            <text:p>18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5]+1" office:value-type="float" office:value="185">
            <text:p>18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6]+1" office:value-type="float" office:value="186">
            <text:p>18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7]+1" office:value-type="float" office:value="187">
            <text:p>18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8]+1" office:value-type="float" office:value="188">
            <text:p>18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9]+1" office:value-type="float" office:value="189">
            <text:p>18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0]+1" office:value-type="float" office:value="190">
            <text:p>19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1]+1" office:value-type="float" office:value="191">
            <text:p>19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2]+1" office:value-type="float" office:value="192">
            <text:p>19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3]+1" office:value-type="float" office:value="193">
            <text:p>19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4]+1" office:value-type="float" office:value="194">
            <text:p>19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5]+1" office:value-type="float" office:value="195">
            <text:p>19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6]+1" office:value-type="float" office:value="196">
            <text:p>19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7]+1" office:value-type="float" office:value="197">
            <text:p>19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8]+1" office:value-type="float" office:value="198">
            <text:p>19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9]+1" office:value-type="float" office:value="199">
            <text:p>19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0]+1" office:value-type="float" office:value="200">
            <text:p>20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1]+1" office:value-type="float" office:value="201">
            <text:p>20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2]+1" office:value-type="float" office:value="202">
            <text:p>20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3]+1" office:value-type="float" office:value="203">
            <text:p>20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4]+1" office:value-type="float" office:value="204">
            <text:p>20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5]+1" office:value-type="float" office:value="205">
            <text:p>20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6]+1" office:value-type="float" office:value="206">
            <text:p>20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7]+1" office:value-type="float" office:value="207">
            <text:p>20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8]+1" office:value-type="float" office:value="208">
            <text:p>20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9]+1" office:value-type="float" office:value="209">
            <text:p>20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0]+1" office:value-type="float" office:value="210">
            <text:p>21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1]+1" office:value-type="float" office:value="211">
            <text:p>21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2]+1" office:value-type="float" office:value="212">
            <text:p>21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3]+1" office:value-type="float" office:value="213">
            <text:p>21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4]+1" office:value-type="float" office:value="214">
            <text:p>21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5]+1" office:value-type="float" office:value="215">
            <text:p>21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6]+1" office:value-type="float" office:value="216">
            <text:p>21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7]+1" office:value-type="float" office:value="217">
            <text:p>21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8]+1" office:value-type="float" office:value="218">
            <text:p>21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9]+1" office:value-type="float" office:value="219">
            <text:p>21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0]+1" office:value-type="float" office:value="220">
            <text:p>22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1]+1" office:value-type="float" office:value="221">
            <text:p>22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2]+1" office:value-type="float" office:value="222">
            <text:p>22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3]+1" office:value-type="float" office:value="223">
            <text:p>22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4]+1" office:value-type="float" office:value="224">
            <text:p>22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5]+1" office:value-type="float" office:value="225">
            <text:p>22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6]+1" office:value-type="float" office:value="226">
            <text:p>22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7]+1" office:value-type="float" office:value="227">
            <text:p>22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8]+1" office:value-type="float" office:value="228">
            <text:p>22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9]+1" office:value-type="float" office:value="229">
            <text:p>22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30]+1" office:value-type="float" office:value="230">
            <text:p>23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31]+1" office:value-type="float" office:value="231">
            <text:p>23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32]+1" office:value-type="float" office:value="232">
            <text:p>23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3]+1" office:value-type="float" office:value="233">
            <text:p>23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4]+1" office:value-type="float" office:value="234">
            <text:p>23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5]+1" office:value-type="float" office:value="235">
            <text:p>23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6]+1" office:value-type="float" office:value="236">
            <text:p>23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7]+1" office:value-type="float" office:value="237">
            <text:p>23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8]+1" office:value-type="float" office:value="238">
            <text:p>23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9]+1" office:value-type="float" office:value="239">
            <text:p>23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0]+1" office:value-type="float" office:value="240">
            <text:p>24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1]+1" office:value-type="float" office:value="241">
            <text:p>24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2]+1" office:value-type="float" office:value="242">
            <text:p>24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3]+1" office:value-type="float" office:value="243">
            <text:p>24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4]+1" office:value-type="float" office:value="244">
            <text:p>24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5]+1" office:value-type="float" office:value="245">
            <text:p>24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 table:number-rows-repeated="104832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ard List" table:style-name="ta1" table:print="false">
        <office:forms form:automatic-focus="false" form:apply-design-mode="false"/>
        <table:table-column table:style-name="co1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3" table:default-cell-style-name="ce3"/>
        <table:table-column table:style-name="co4" table:default-cell-style-name="ce3"/>
        <table:table-column table:style-name="co5" table:default-cell-style-name="ce13"/>
        <table:table-column table:style-name="co6" table:visibility="collapse" table:default-cell-style-name="ce3"/>
        <table:table-column table:style-name="co7" table:visibility="collapse" table:default-cell-style-name="ce10"/>
        <table:table-column table:style-name="co8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9" table:default-cell-style-name="Default"/>
        <table:table-column table:style-name="co11" table:number-columns-repeated="1003" table:default-cell-style-name="ce3"/>
        <table:table-column table:style-name="co11" table:number-columns-repeated="2" table:default-cell-style-name="ce11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Edition</text:p>
          </table:table-cell>
          <table:table-cell table:style-name="ce4" office:value-type="string">
            <text:p>Princess</text:p>
          </table:table-cell>
          <table:table-cell table:style-name="ce4" office:value-type="string">
            <text:p>#</text:p>
          </table:table-cell>
          <table:table-cell table:style-name="ce4" office:value-type="string">
            <text:p>Set</text:p>
          </table:table-cell>
          <table:table-cell table:style-name="ce4" office:value-type="string">
            <text:p>Picture Code</text:p>
          </table:table-cell>
          <table:table-cell table:style-name="ce4" office:value-type="string">
            <text:p>#</text:p>
          </table:table-cell>
          <table:table-cell table:style-name="ce12" office:value-type="string">
            <text:p>Location</text:p>
          </table:table-cell>
          <table:table-cell table:style-name="ce4" office:value-type="string">
            <text:p>Effect</text:p>
          </table:table-cell>
          <table:table-cell table:style-name="ce7" office:value-type="string">
            <text:p>Quality</text:p>
          </table:table-cell>
          <table:table-cell table:style-name="ce4" office:value-type="string">
            <text:p>Cost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Dodge</text:p>
          </table:table-cell>
          <table:table-cell table:style-name="ce4" office:value-type="string">
            <text:p>Defense</text:p>
          </table:table-cell>
          <table:table-cell table:style-name="ce4" office:value-type="string">
            <text:p>Aura</text:p>
          </table:table-cell>
          <table:table-cell table:style-name="ce4" office:value-type="string">
            <text:p>Effect</text:p>
          </table:table-cell>
          <table:table-cell table:style-name="ce4" office:value-type="string">
            <text:p>Card Name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5]+1" office:value-type="float" office:value="5">
            <text:p>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-1">
            <text:p>-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-2">
            <text:p>-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-2">
            <text:p>-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-2">
            <text:p>-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-2">
            <text:p>-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-2">
            <text:p>-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1]+1" office:value-type="float" office:value="21">
            <text:p>2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2]+1" office:value-type="float" office:value="22">
            <text:p>2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3]+1" office:value-type="float" office:value="23">
            <text:p>2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4]+1" office:value-type="float" office:value="24">
            <text:p>2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5]+1" office:value-type="float" office:value="25">
            <text:p>2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6]+1" office:value-type="float" office:value="26">
            <text:p>2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7]+1" office:value-type="float" office:value="27">
            <text:p>2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8]+1" office:value-type="float" office:value="28">
            <text:p>2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0]+1" office:value-type="float" office:value="30">
            <text:p>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1]+1" office:value-type="float" office:value="31">
            <text:p>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2]+1" office:value-type="float" office:value="32">
            <text:p>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3]+1" office:value-type="float" office:value="33">
            <text:p>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4]+1" office:value-type="float" office:value="34">
            <text:p>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5]+1" office:value-type="float" office:value="35">
            <text:p>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7]+1" office:value-type="float" office:value="30">
            <text:p>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8]+1" office:value-type="float" office:value="31">
            <text:p>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39]+1" office:value-type="float" office:value="32">
            <text:p>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40]+1" office:value-type="float" office:value="33">
            <text:p>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41]+1" office:value-type="float" office:value="34">
            <text:p>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42]+1" office:value-type="float" office:value="35">
            <text:p>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formula="of:=[.A43]+1" office:value-type="float" office:value="36">
            <text:p>3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4]+1" office:value-type="float" office:value="37">
            <text:p>3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5]+1" office:value-type="float" office:value="38">
            <text:p>3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6]+1" office:value-type="float" office:value="39">
            <text:p>3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]+1" office:value-type="float" office:value="40">
            <text:p>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]+1" office:value-type="float" office:value="41">
            <text:p>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]+1" office:value-type="float" office:value="42">
            <text:p>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0]+1" office:value-type="float" office:value="43">
            <text:p>4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1]+1" office:value-type="float" office:value="44">
            <text:p>4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2]+1" office:value-type="float" office:value="45">
            <text:p>4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3]+1" office:value-type="float" office:value="46">
            <text:p>4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4]+1" office:value-type="float" office:value="47">
            <text:p>4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]+1" office:value-type="float" office:value="48">
            <text:p>4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]+1" office:value-type="float" office:value="49">
            <text:p>4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]+1" office:value-type="float" office:value="50">
            <text:p>5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]+1" office:value-type="float" office:value="51">
            <text:p>5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9]+1" office:value-type="float" office:value="52">
            <text:p>5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0]+1" office:value-type="float" office:value="53">
            <text:p>5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1]+1" office:value-type="float" office:value="54">
            <text:p>5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2]+1" office:value-type="float" office:value="55">
            <text:p>5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]+1" office:value-type="float" office:value="56">
            <text:p>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]+1" office:value-type="float" office:value="57">
            <text:p>5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]+1" office:value-type="float" office:value="58">
            <text:p>5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]+1" office:value-type="float" office:value="59">
            <text:p>5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7]+1" office:value-type="float" office:value="60">
            <text:p>6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8]+1" office:value-type="float" office:value="61">
            <text:p>6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9]+1" office:value-type="float" office:value="62">
            <text:p>6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0]+1" office:value-type="float" office:value="63">
            <text:p>6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1]+1" office:value-type="float" office:value="64">
            <text:p>6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]+1" office:value-type="float" office:value="65">
            <text:p>6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]+1" office:value-type="float" office:value="66">
            <text:p>6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]+1" office:value-type="float" office:value="67">
            <text:p>6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]+1" office:value-type="float" office:value="68">
            <text:p>6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6]+1" office:value-type="float" office:value="69">
            <text:p>6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7]+1" office:value-type="float" office:value="70">
            <text:p>7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8]+1" office:value-type="float" office:value="71">
            <text:p>7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9]+1" office:value-type="float" office:value="72">
            <text:p>7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]+1" office:value-type="float" office:value="73">
            <text:p>7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]+1" office:value-type="float" office:value="74">
            <text:p>7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]+1" office:value-type="float" office:value="75">
            <text:p>7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]+1" office:value-type="float" office:value="76">
            <text:p>7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4]+1" office:value-type="float" office:value="77">
            <text:p>7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5]+1" office:value-type="float" office:value="78">
            <text:p>7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]+1" office:value-type="float" office:value="79">
            <text:p>7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]+1" office:value-type="float" office:value="80">
            <text:p>8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8]+1" office:value-type="float" office:value="81">
            <text:p>8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9]+1" office:value-type="float" office:value="82">
            <text:p>8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0]+1" office:value-type="float" office:value="83">
            <text:p>8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1]+1" office:value-type="float" office:value="84">
            <text:p>8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2]+1" office:value-type="float" office:value="85">
            <text:p>8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]+1" office:value-type="float" office:value="86">
            <text:p>8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]+1" office:value-type="float" office:value="87">
            <text:p>8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]+1" office:value-type="float" office:value="88">
            <text:p>8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]+1" office:value-type="float" office:value="89">
            <text:p>8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7]+1" office:value-type="float" office:value="90">
            <text:p>9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8]+1" office:value-type="float" office:value="91">
            <text:p>9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9]+1" office:value-type="float" office:value="92">
            <text:p>9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0]+1" office:value-type="float" office:value="93">
            <text:p>9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]+1" office:value-type="float" office:value="94">
            <text:p>9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]+1" office:value-type="float" office:value="95">
            <text:p>9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]+1" office:value-type="float" office:value="96">
            <text:p>9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]+1" office:value-type="float" office:value="97">
            <text:p>9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5]+1" office:value-type="float" office:value="98">
            <text:p>9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6]+1" office:value-type="float" office:value="99">
            <text:p>9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7]+1" office:value-type="float" office:value="100">
            <text:p>10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8]+1" office:value-type="float" office:value="101">
            <text:p>10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9]+1" office:value-type="float" office:value="102">
            <text:p>10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]+1" office:value-type="float" office:value="103">
            <text:p>10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]+1" office:value-type="float" office:value="104">
            <text:p>10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]+1" office:value-type="float" office:value="105">
            <text:p>10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3]+1" office:value-type="float" office:value="106">
            <text:p>10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4]+1" office:value-type="float" office:value="107">
            <text:p>10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5]+1" office:value-type="float" office:value="108">
            <text:p>10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6]+1" office:value-type="float" office:value="109">
            <text:p>10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7]+1" office:value-type="float" office:value="110">
            <text:p>11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]+1" office:value-type="float" office:value="111">
            <text:p>11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]+1" office:value-type="float" office:value="112">
            <text:p>11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]+1" office:value-type="float" office:value="113">
            <text:p>11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]+1" office:value-type="float" office:value="114">
            <text:p>11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2]+1" office:value-type="float" office:value="115">
            <text:p>1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3]+1" office:value-type="float" office:value="116">
            <text:p>1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4]+1" office:value-type="float" office:value="117">
            <text:p>1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5]+1" office:value-type="float" office:value="118">
            <text:p>1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]+1" office:value-type="float" office:value="119">
            <text:p>1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]+1" office:value-type="float" office:value="120">
            <text:p>12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8]+1" office:value-type="float" office:value="121">
            <text:p>12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9]+1" office:value-type="float" office:value="122">
            <text:p>12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0]+1" office:value-type="float" office:value="123">
            <text:p>12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]+1" office:value-type="float" office:value="124">
            <text:p>12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]+1" office:value-type="float" office:value="125">
            <text:p>12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]+1" office:value-type="float" office:value="126">
            <text:p>12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4]+1" office:value-type="float" office:value="127">
            <text:p>12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5]+1" office:value-type="float" office:value="128">
            <text:p>12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6]+1" office:value-type="float" office:value="129">
            <text:p>12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7]+1" office:value-type="float" office:value="130">
            <text:p>13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8]+1" office:value-type="float" office:value="131">
            <text:p>13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]+1" office:value-type="float" office:value="132">
            <text:p>13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]+1" office:value-type="float" office:value="133">
            <text:p>13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]+1" office:value-type="float" office:value="134">
            <text:p>13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]+1" office:value-type="float" office:value="135">
            <text:p>13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3]+1" office:value-type="float" office:value="136">
            <text:p>13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4]+1" office:value-type="float" office:value="137">
            <text:p>13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5]+1" office:value-type="float" office:value="138">
            <text:p>13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6]+1" office:value-type="float" office:value="139">
            <text:p>13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7]+1" office:value-type="float" office:value="140">
            <text:p>1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8]+1" office:value-type="float" office:value="141">
            <text:p>1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9]+1" office:value-type="float" office:value="142">
            <text:p>1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0]+1" office:value-type="float" office:value="143">
            <text:p>14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1]+1" office:value-type="float" office:value="144">
            <text:p>14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2]+1" office:value-type="float" office:value="145">
            <text:p>14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3]+1" office:value-type="float" office:value="146">
            <text:p>14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4]+1" office:value-type="float" office:value="147">
            <text:p>14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5]+1" office:value-type="float" office:value="148">
            <text:p>14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6]+1" office:value-type="float" office:value="149">
            <text:p>14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7]+1" office:value-type="float" office:value="150">
            <text:p>15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8]+1" office:value-type="float" office:value="151">
            <text:p>15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59]+1" office:value-type="float" office:value="152">
            <text:p>15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0]+1" office:value-type="float" office:value="153">
            <text:p>15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1]+1" office:value-type="float" office:value="154">
            <text:p>15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2]+1" office:value-type="float" office:value="155">
            <text:p>15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3]+1" office:value-type="float" office:value="156">
            <text:p>1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4]+1" office:value-type="float" office:value="157">
            <text:p>15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5]+1" office:value-type="float" office:value="158">
            <text:p>15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6]+1" office:value-type="float" office:value="159">
            <text:p>15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7]+1" office:value-type="float" office:value="160">
            <text:p>16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8]+1" office:value-type="float" office:value="161">
            <text:p>16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69]+1" office:value-type="float" office:value="162">
            <text:p>16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0]+1" office:value-type="float" office:value="163">
            <text:p>16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1]+1" office:value-type="float" office:value="164">
            <text:p>16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2]+1" office:value-type="float" office:value="165">
            <text:p>16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3]+1" office:value-type="float" office:value="166">
            <text:p>16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4]+1" office:value-type="float" office:value="167">
            <text:p>16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5]+1" office:value-type="float" office:value="168">
            <text:p>16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6]+1" office:value-type="float" office:value="169">
            <text:p>16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7]+1" office:value-type="float" office:value="170">
            <text:p>17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8]+1" office:value-type="float" office:value="171">
            <text:p>17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79]+1" office:value-type="float" office:value="172">
            <text:p>17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0]+1" office:value-type="float" office:value="173">
            <text:p>17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1]+1" office:value-type="float" office:value="174">
            <text:p>17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2]+1" office:value-type="float" office:value="175">
            <text:p>17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3]+1" office:value-type="float" office:value="176">
            <text:p>17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4]+1" office:value-type="float" office:value="177">
            <text:p>17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5]+1" office:value-type="float" office:value="178">
            <text:p>17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6]+1" office:value-type="float" office:value="179">
            <text:p>17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7]+1" office:value-type="float" office:value="180">
            <text:p>18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8]+1" office:value-type="float" office:value="181">
            <text:p>18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89]+1" office:value-type="float" office:value="182">
            <text:p>18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0]+1" office:value-type="float" office:value="183">
            <text:p>18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1]+1" office:value-type="float" office:value="184">
            <text:p>18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2]+1" office:value-type="float" office:value="185">
            <text:p>18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3]+1" office:value-type="float" office:value="186">
            <text:p>18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4]+1" office:value-type="float" office:value="187">
            <text:p>18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5]+1" office:value-type="float" office:value="188">
            <text:p>18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6]+1" office:value-type="float" office:value="189">
            <text:p>18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7]+1" office:value-type="float" office:value="190">
            <text:p>19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8]+1" office:value-type="float" office:value="191">
            <text:p>19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99]+1" office:value-type="float" office:value="192">
            <text:p>19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0]+1" office:value-type="float" office:value="193">
            <text:p>19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1]+1" office:value-type="float" office:value="194">
            <text:p>19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2]+1" office:value-type="float" office:value="195">
            <text:p>19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3]+1" office:value-type="float" office:value="196">
            <text:p>19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4]+1" office:value-type="float" office:value="197">
            <text:p>19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5]+1" office:value-type="float" office:value="198">
            <text:p>19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6]+1" office:value-type="float" office:value="199">
            <text:p>19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7]+1" office:value-type="float" office:value="200">
            <text:p>20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8]+1" office:value-type="float" office:value="201">
            <text:p>20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09]+1" office:value-type="float" office:value="202">
            <text:p>20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10]+1" office:value-type="float" office:value="203">
            <text:p>20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11]+1" office:value-type="float" office:value="204">
            <text:p>20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12]+1" office:value-type="float" office:value="205">
            <text:p>20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13]+1" office:value-type="float" office:value="206">
            <text:p>20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14]+1" office:value-type="float" office:value="207">
            <text:p>20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15]+1" office:value-type="float" office:value="208">
            <text:p>20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16]+1" office:value-type="float" office:value="209">
            <text:p>20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17]+1" office:value-type="float" office:value="210">
            <text:p>21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18]+1" office:value-type="float" office:value="211">
            <text:p>21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19]+1" office:value-type="float" office:value="212">
            <text:p>21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0]+1" office:value-type="float" office:value="213">
            <text:p>21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1]+1" office:value-type="float" office:value="214">
            <text:p>21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2]+1" office:value-type="float" office:value="215">
            <text:p>21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3]+1" office:value-type="float" office:value="216">
            <text:p>21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4]+1" office:value-type="float" office:value="217">
            <text:p>21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5]+1" office:value-type="float" office:value="218">
            <text:p>21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6]+1" office:value-type="float" office:value="219">
            <text:p>21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7]+1" office:value-type="float" office:value="220">
            <text:p>22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8]+1" office:value-type="float" office:value="221">
            <text:p>22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29]+1" office:value-type="float" office:value="222">
            <text:p>22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0]+1" office:value-type="float" office:value="223">
            <text:p>22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1]+1" office:value-type="float" office:value="224">
            <text:p>22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2]+1" office:value-type="float" office:value="225">
            <text:p>22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3]+1" office:value-type="float" office:value="226">
            <text:p>22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4]+1" office:value-type="float" office:value="227">
            <text:p>22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5]+1" office:value-type="float" office:value="228">
            <text:p>22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6]+1" office:value-type="float" office:value="229">
            <text:p>22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7]+1" office:value-type="float" office:value="230">
            <text:p>23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8]+1" office:value-type="float" office:value="231">
            <text:p>23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39]+1" office:value-type="float" office:value="232">
            <text:p>23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0]+1" office:value-type="float" office:value="233">
            <text:p>23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1]+1" office:value-type="float" office:value="234">
            <text:p>23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2]+1" office:value-type="float" office:value="235">
            <text:p>23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3]+1" office:value-type="float" office:value="236">
            <text:p>23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4]+1" office:value-type="float" office:value="237">
            <text:p>23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5]+1" office:value-type="float" office:value="238">
            <text:p>23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6]+1" office:value-type="float" office:value="239">
            <text:p>23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7]+1" office:value-type="float" office:value="240">
            <text:p>2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8]+1" office:value-type="float" office:value="241">
            <text:p>2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49]+1" office:value-type="float" office:value="242">
            <text:p>2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50]+1" office:value-type="float" office:value="243">
            <text:p>24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51]+1" office:value-type="float" office:value="244">
            <text:p>24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52]+1" office:value-type="float" office:value="245">
            <text:p>24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53]+1" office:value-type="float" office:value="246">
            <text:p>24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54]+1" office:value-type="float" office:value="247">
            <text:p>24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55]+1" office:value-type="float" office:value="248">
            <text:p>24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56]+1" office:value-type="float" office:value="249">
            <text:p>24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57]+1" office:value-type="float" office:value="250">
            <text:p>25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58]+1" office:value-type="float" office:value="251">
            <text:p>25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59]+1" office:value-type="float" office:value="252">
            <text:p>25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0]+1" office:value-type="float" office:value="253">
            <text:p>25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1]+1" office:value-type="float" office:value="254">
            <text:p>25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2]+1" office:value-type="float" office:value="255">
            <text:p>25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3]+1" office:value-type="float" office:value="256">
            <text:p>25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4]+1" office:value-type="float" office:value="257">
            <text:p>25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5]+1" office:value-type="float" office:value="258">
            <text:p>25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6]+1" office:value-type="float" office:value="259">
            <text:p>25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7]+1" office:value-type="float" office:value="260">
            <text:p>26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8]+1" office:value-type="float" office:value="261">
            <text:p>26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69]+1" office:value-type="float" office:value="262">
            <text:p>26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0]+1" office:value-type="float" office:value="263">
            <text:p>26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1]+1" office:value-type="float" office:value="264">
            <text:p>26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2]+1" office:value-type="float" office:value="265">
            <text:p>26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3]+1" office:value-type="float" office:value="266">
            <text:p>26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4]+1" office:value-type="float" office:value="267">
            <text:p>26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5]+1" office:value-type="float" office:value="268">
            <text:p>26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6]+1" office:value-type="float" office:value="269">
            <text:p>26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7]+1" office:value-type="float" office:value="270">
            <text:p>27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8]+1" office:value-type="float" office:value="271">
            <text:p>27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79]+1" office:value-type="float" office:value="272">
            <text:p>27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0]+1" office:value-type="float" office:value="273">
            <text:p>27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1]+1" office:value-type="float" office:value="274">
            <text:p>27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2]+1" office:value-type="float" office:value="275">
            <text:p>27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3]+1" office:value-type="float" office:value="276">
            <text:p>27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4]+1" office:value-type="float" office:value="277">
            <text:p>27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5]+1" office:value-type="float" office:value="278">
            <text:p>27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6]+1" office:value-type="float" office:value="279">
            <text:p>27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7]+1" office:value-type="float" office:value="280">
            <text:p>28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8]+1" office:value-type="float" office:value="281">
            <text:p>28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89]+1" office:value-type="float" office:value="282">
            <text:p>28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90]+1" office:value-type="float" office:value="283">
            <text:p>28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91]+1" office:value-type="float" office:value="284">
            <text:p>28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92]+1" office:value-type="float" office:value="285">
            <text:p>28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93]+1" office:value-type="float" office:value="286">
            <text:p>28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94]+1" office:value-type="float" office:value="287">
            <text:p>28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295]+1" office:value-type="float" office:value="288">
            <text:p>28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96]+1" office:value-type="float" office:value="289">
            <text:p>28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97]+1" office:value-type="float" office:value="290">
            <text:p>29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98]+1" office:value-type="float" office:value="291">
            <text:p>29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299]+1" office:value-type="float" office:value="292">
            <text:p>29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0]+1" office:value-type="float" office:value="293">
            <text:p>29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1]+1" office:value-type="float" office:value="294">
            <text:p>29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2]+1" office:value-type="float" office:value="295">
            <text:p>29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3]+1" office:value-type="float" office:value="296">
            <text:p>29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4]+1" office:value-type="float" office:value="297">
            <text:p>29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5]+1" office:value-type="float" office:value="298">
            <text:p>29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6]+1" office:value-type="float" office:value="299">
            <text:p>29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7]+1" office:value-type="float" office:value="300">
            <text:p>30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8]+1" office:value-type="float" office:value="301">
            <text:p>30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09]+1" office:value-type="float" office:value="302">
            <text:p>30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0]+1" office:value-type="float" office:value="303">
            <text:p>30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1]+1" office:value-type="float" office:value="304">
            <text:p>30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2]+1" office:value-type="float" office:value="305">
            <text:p>30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3]+1" office:value-type="float" office:value="306">
            <text:p>30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4]+1" office:value-type="float" office:value="307">
            <text:p>30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5]+1" office:value-type="float" office:value="308">
            <text:p>30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6]+1" office:value-type="float" office:value="309">
            <text:p>30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7]+1" office:value-type="float" office:value="310">
            <text:p>31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8]+1" office:value-type="float" office:value="311">
            <text:p>31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19]+1" office:value-type="float" office:value="312">
            <text:p>31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0]+1" office:value-type="float" office:value="313">
            <text:p>31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1]+1" office:value-type="float" office:value="314">
            <text:p>31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2]+1" office:value-type="float" office:value="315">
            <text:p>31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3]+1" office:value-type="float" office:value="316">
            <text:p>31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4]+1" office:value-type="float" office:value="317">
            <text:p>31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5]+1" office:value-type="float" office:value="318">
            <text:p>31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6]+1" office:value-type="float" office:value="319">
            <text:p>31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7]+1" office:value-type="float" office:value="320">
            <text:p>32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8]+1" office:value-type="float" office:value="321">
            <text:p>32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29]+1" office:value-type="float" office:value="322">
            <text:p>32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30]+1" office:value-type="float" office:value="323">
            <text:p>32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31]+1" office:value-type="float" office:value="324">
            <text:p>32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32]+1" office:value-type="float" office:value="325">
            <text:p>32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33]+1" office:value-type="float" office:value="326">
            <text:p>32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34]+1" office:value-type="float" office:value="327">
            <text:p>32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35]+1" office:value-type="float" office:value="328">
            <text:p>32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36]+1" office:value-type="float" office:value="329">
            <text:p>32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37]+1" office:value-type="float" office:value="330">
            <text:p>3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38]+1" office:value-type="float" office:value="331">
            <text:p>3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39]+1" office:value-type="float" office:value="332">
            <text:p>3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0]+1" office:value-type="float" office:value="333">
            <text:p>3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1]+1" office:value-type="float" office:value="334">
            <text:p>3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2]+1" office:value-type="float" office:value="335">
            <text:p>3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3]+1" office:value-type="float" office:value="336">
            <text:p>33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4]+1" office:value-type="float" office:value="337">
            <text:p>33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5]+1" office:value-type="float" office:value="338">
            <text:p>33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6]+1" office:value-type="float" office:value="339">
            <text:p>33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7]+1" office:value-type="float" office:value="340">
            <text:p>34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8]+1" office:value-type="float" office:value="341">
            <text:p>34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49]+1" office:value-type="float" office:value="342">
            <text:p>34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0]+1" office:value-type="float" office:value="343">
            <text:p>34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1]+1" office:value-type="float" office:value="344">
            <text:p>34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2]+1" office:value-type="float" office:value="345">
            <text:p>34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3]+1" office:value-type="float" office:value="346">
            <text:p>34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4]+1" office:value-type="float" office:value="347">
            <text:p>34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5]+1" office:value-type="float" office:value="348">
            <text:p>34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6]+1" office:value-type="float" office:value="349">
            <text:p>34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7]+1" office:value-type="float" office:value="350">
            <text:p>35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8]+1" office:value-type="float" office:value="351">
            <text:p>35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59]+1" office:value-type="float" office:value="352">
            <text:p>35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0]+1" office:value-type="float" office:value="353">
            <text:p>35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1]+1" office:value-type="float" office:value="354">
            <text:p>35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2]+1" office:value-type="float" office:value="355">
            <text:p>35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3]+1" office:value-type="float" office:value="356">
            <text:p>35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4]+1" office:value-type="float" office:value="357">
            <text:p>35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5]+1" office:value-type="float" office:value="358">
            <text:p>35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6]+1" office:value-type="float" office:value="359">
            <text:p>35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7]+1" office:value-type="float" office:value="360">
            <text:p>36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8]+1" office:value-type="float" office:value="361">
            <text:p>36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69]+1" office:value-type="float" office:value="362">
            <text:p>36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0]+1" office:value-type="float" office:value="363">
            <text:p>36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1]+1" office:value-type="float" office:value="364">
            <text:p>36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2]+1" office:value-type="float" office:value="365">
            <text:p>36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3]+1" office:value-type="float" office:value="366">
            <text:p>36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4]+1" office:value-type="float" office:value="367">
            <text:p>36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5]+1" office:value-type="float" office:value="368">
            <text:p>36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6]+1" office:value-type="float" office:value="369">
            <text:p>36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7]+1" office:value-type="float" office:value="370">
            <text:p>37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8]+1" office:value-type="float" office:value="371">
            <text:p>37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379]+1" office:value-type="float" office:value="372">
            <text:p>37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0]+1" office:value-type="float" office:value="373">
            <text:p>37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1]+1" office:value-type="float" office:value="374">
            <text:p>37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2]+1" office:value-type="float" office:value="375">
            <text:p>37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3]+1" office:value-type="float" office:value="376">
            <text:p>37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4]+1" office:value-type="float" office:value="377">
            <text:p>37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5]+1" office:value-type="float" office:value="378">
            <text:p>37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6]+1" office:value-type="float" office:value="379">
            <text:p>37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7]+1" office:value-type="float" office:value="380">
            <text:p>38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8]+1" office:value-type="float" office:value="381">
            <text:p>38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89]+1" office:value-type="float" office:value="382">
            <text:p>38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0]+1" office:value-type="float" office:value="383">
            <text:p>38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1]+1" office:value-type="float" office:value="384">
            <text:p>38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2]+1" office:value-type="float" office:value="385">
            <text:p>38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3]+1" office:value-type="float" office:value="386">
            <text:p>38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4]+1" office:value-type="float" office:value="387">
            <text:p>38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5]+1" office:value-type="float" office:value="388">
            <text:p>38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6]+1" office:value-type="float" office:value="389">
            <text:p>38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7]+1" office:value-type="float" office:value="390">
            <text:p>39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8]+1" office:value-type="float" office:value="391">
            <text:p>39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399]+1" office:value-type="float" office:value="392">
            <text:p>39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0]+1" office:value-type="float" office:value="393">
            <text:p>39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1]+1" office:value-type="float" office:value="394">
            <text:p>39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2]+1" office:value-type="float" office:value="395">
            <text:p>39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3]+1" office:value-type="float" office:value="396">
            <text:p>39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4]+1" office:value-type="float" office:value="397">
            <text:p>39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5]+1" office:value-type="float" office:value="398">
            <text:p>39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6]+1" office:value-type="float" office:value="399">
            <text:p>39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7]+1" office:value-type="float" office:value="400">
            <text:p>40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8]+1" office:value-type="float" office:value="401">
            <text:p>40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09]+1" office:value-type="float" office:value="402">
            <text:p>40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0]+1" office:value-type="float" office:value="403">
            <text:p>40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1]+1" office:value-type="float" office:value="404">
            <text:p>40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2]+1" office:value-type="float" office:value="405">
            <text:p>40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3]+1" office:value-type="float" office:value="406">
            <text:p>40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4]+1" office:value-type="float" office:value="407">
            <text:p>40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5]+1" office:value-type="float" office:value="408">
            <text:p>40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6]+1" office:value-type="float" office:value="409">
            <text:p>40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7]+1" office:value-type="float" office:value="410">
            <text:p>41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8]+1" office:value-type="float" office:value="411">
            <text:p>41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19]+1" office:value-type="float" office:value="412">
            <text:p>41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20]+1" office:value-type="float" office:value="413">
            <text:p>41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21]+1" office:value-type="float" office:value="414">
            <text:p>41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22]+1" office:value-type="float" office:value="415">
            <text:p>4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23]+1" office:value-type="float" office:value="416">
            <text:p>4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24]+1" office:value-type="float" office:value="417">
            <text:p>4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25]+1" office:value-type="float" office:value="418">
            <text:p>4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26]+1" office:value-type="float" office:value="419">
            <text:p>4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27]+1" office:value-type="float" office:value="420">
            <text:p>42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28]+1" office:value-type="float" office:value="421">
            <text:p>42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29]+1" office:value-type="float" office:value="422">
            <text:p>42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0]+1" office:value-type="float" office:value="423">
            <text:p>42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1]+1" office:value-type="float" office:value="424">
            <text:p>42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2]+1" office:value-type="float" office:value="425">
            <text:p>42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3]+1" office:value-type="float" office:value="426">
            <text:p>42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4]+1" office:value-type="float" office:value="427">
            <text:p>42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5]+1" office:value-type="float" office:value="428">
            <text:p>42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6]+1" office:value-type="float" office:value="429">
            <text:p>4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7]+1" office:value-type="float" office:value="430">
            <text:p>4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8]+1" office:value-type="float" office:value="431">
            <text:p>4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39]+1" office:value-type="float" office:value="432">
            <text:p>4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0]+1" office:value-type="float" office:value="433">
            <text:p>4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1]+1" office:value-type="float" office:value="434">
            <text:p>4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2]+1" office:value-type="float" office:value="435">
            <text:p>4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3]+1" office:value-type="float" office:value="436">
            <text:p>43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4]+1" office:value-type="float" office:value="437">
            <text:p>43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5]+1" office:value-type="float" office:value="438">
            <text:p>43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6]+1" office:value-type="float" office:value="439">
            <text:p>43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7]+1" office:value-type="float" office:value="440">
            <text:p>44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8]+1" office:value-type="float" office:value="441">
            <text:p>44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49]+1" office:value-type="float" office:value="442">
            <text:p>44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0]+1" office:value-type="float" office:value="443">
            <text:p>44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1]+1" office:value-type="float" office:value="444">
            <text:p>44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2]+1" office:value-type="float" office:value="445">
            <text:p>44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3]+1" office:value-type="float" office:value="446">
            <text:p>44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4]+1" office:value-type="float" office:value="447">
            <text:p>44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5]+1" office:value-type="float" office:value="448">
            <text:p>44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6]+1" office:value-type="float" office:value="449">
            <text:p>44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7]+1" office:value-type="float" office:value="450">
            <text:p>45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8]+1" office:value-type="float" office:value="451">
            <text:p>45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59]+1" office:value-type="float" office:value="452">
            <text:p>45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60]+1" office:value-type="float" office:value="453">
            <text:p>45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61]+1" office:value-type="float" office:value="454">
            <text:p>45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62]+1" office:value-type="float" office:value="455">
            <text:p>45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463]+1" office:value-type="float" office:value="456">
            <text:p>4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64]+1" office:value-type="float" office:value="457">
            <text:p>45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65]+1" office:value-type="float" office:value="458">
            <text:p>45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66]+1" office:value-type="float" office:value="459">
            <text:p>45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67]+1" office:value-type="float" office:value="460">
            <text:p>46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68]+1" office:value-type="float" office:value="461">
            <text:p>46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69]+1" office:value-type="float" office:value="462">
            <text:p>46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0]+1" office:value-type="float" office:value="463">
            <text:p>46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1]+1" office:value-type="float" office:value="464">
            <text:p>46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2]+1" office:value-type="float" office:value="465">
            <text:p>46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3]+1" office:value-type="float" office:value="466">
            <text:p>46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4]+1" office:value-type="float" office:value="467">
            <text:p>46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5]+1" office:value-type="float" office:value="468">
            <text:p>46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6]+1" office:value-type="float" office:value="469">
            <text:p>46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7]+1" office:value-type="float" office:value="470">
            <text:p>47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8]+1" office:value-type="float" office:value="471">
            <text:p>47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79]+1" office:value-type="float" office:value="472">
            <text:p>47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0]+1" office:value-type="float" office:value="473">
            <text:p>47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1]+1" office:value-type="float" office:value="474">
            <text:p>47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2]+1" office:value-type="float" office:value="475">
            <text:p>47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3]+1" office:value-type="float" office:value="476">
            <text:p>47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4]+1" office:value-type="float" office:value="477">
            <text:p>47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5]+1" office:value-type="float" office:value="478">
            <text:p>47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6]+1" office:value-type="float" office:value="479">
            <text:p>47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7]+1" office:value-type="float" office:value="480">
            <text:p>48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8]+1" office:value-type="float" office:value="481">
            <text:p>48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89]+1" office:value-type="float" office:value="482">
            <text:p>48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0]+1" office:value-type="float" office:value="483">
            <text:p>48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1]+1" office:value-type="float" office:value="484">
            <text:p>48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2]+1" office:value-type="float" office:value="485">
            <text:p>48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3]+1" office:value-type="float" office:value="486">
            <text:p>48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4]+1" office:value-type="float" office:value="487">
            <text:p>48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5]+1" office:value-type="float" office:value="488">
            <text:p>48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6]+1" office:value-type="float" office:value="489">
            <text:p>48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7]+1" office:value-type="float" office:value="490">
            <text:p>49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8]+1" office:value-type="float" office:value="491">
            <text:p>49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499]+1" office:value-type="float" office:value="492">
            <text:p>49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00]+1" office:value-type="float" office:value="493">
            <text:p>49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01]+1" office:value-type="float" office:value="494">
            <text:p>49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02]+1" office:value-type="float" office:value="495">
            <text:p>49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03]+1" office:value-type="float" office:value="496">
            <text:p>49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04]+1" office:value-type="float" office:value="497">
            <text:p>49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05]+1" office:value-type="float" office:value="498">
            <text:p>49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06]+1" office:value-type="float" office:value="499">
            <text:p>49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07]+1" office:value-type="float" office:value="500">
            <text:p>50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08]+1" office:value-type="float" office:value="501">
            <text:p>50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09]+1" office:value-type="float" office:value="502">
            <text:p>50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0]+1" office:value-type="float" office:value="503">
            <text:p>50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1]+1" office:value-type="float" office:value="504">
            <text:p>50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2]+1" office:value-type="float" office:value="505">
            <text:p>50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3]+1" office:value-type="float" office:value="506">
            <text:p>50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4]+1" office:value-type="float" office:value="507">
            <text:p>50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5]+1" office:value-type="float" office:value="508">
            <text:p>50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6]+1" office:value-type="float" office:value="509">
            <text:p>50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7]+1" office:value-type="float" office:value="510">
            <text:p>51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8]+1" office:value-type="float" office:value="511">
            <text:p>51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19]+1" office:value-type="float" office:value="512">
            <text:p>51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0]+1" office:value-type="float" office:value="513">
            <text:p>51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1]+1" office:value-type="float" office:value="514">
            <text:p>51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2]+1" office:value-type="float" office:value="515">
            <text:p>5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3]+1" office:value-type="float" office:value="516">
            <text:p>5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4]+1" office:value-type="float" office:value="517">
            <text:p>5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5]+1" office:value-type="float" office:value="518">
            <text:p>5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6]+1" office:value-type="float" office:value="519">
            <text:p>5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7]+1" office:value-type="float" office:value="520">
            <text:p>52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8]+1" office:value-type="float" office:value="521">
            <text:p>52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29]+1" office:value-type="float" office:value="522">
            <text:p>52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0]+1" office:value-type="float" office:value="523">
            <text:p>52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1]+1" office:value-type="float" office:value="524">
            <text:p>52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2]+1" office:value-type="float" office:value="525">
            <text:p>52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3]+1" office:value-type="float" office:value="526">
            <text:p>52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4]+1" office:value-type="float" office:value="527">
            <text:p>52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5]+1" office:value-type="float" office:value="528">
            <text:p>52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6]+1" office:value-type="float" office:value="529">
            <text:p>5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7]+1" office:value-type="float" office:value="530">
            <text:p>5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8]+1" office:value-type="float" office:value="531">
            <text:p>5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39]+1" office:value-type="float" office:value="532">
            <text:p>5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40]+1" office:value-type="float" office:value="533">
            <text:p>5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41]+1" office:value-type="float" office:value="534">
            <text:p>5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42]+1" office:value-type="float" office:value="535">
            <text:p>5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43]+1" office:value-type="float" office:value="536">
            <text:p>53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44]+1" office:value-type="float" office:value="537">
            <text:p>53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45]+1" office:value-type="float" office:value="538">
            <text:p>53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46]+1" office:value-type="float" office:value="539">
            <text:p>53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47]+1" office:value-type="float" office:value="540">
            <text:p>5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48]+1" office:value-type="float" office:value="541">
            <text:p>5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49]+1" office:value-type="float" office:value="542">
            <text:p>5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0]+1" office:value-type="float" office:value="543">
            <text:p>54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1]+1" office:value-type="float" office:value="544">
            <text:p>54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2]+1" office:value-type="float" office:value="545">
            <text:p>54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3]+1" office:value-type="float" office:value="546">
            <text:p>54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4]+1" office:value-type="float" office:value="547">
            <text:p>54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5]+1" office:value-type="float" office:value="548">
            <text:p>54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6]+1" office:value-type="float" office:value="549">
            <text:p>54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7]+1" office:value-type="float" office:value="550">
            <text:p>55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8]+1" office:value-type="float" office:value="551">
            <text:p>55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59]+1" office:value-type="float" office:value="552">
            <text:p>55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0]+1" office:value-type="float" office:value="553">
            <text:p>55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1]+1" office:value-type="float" office:value="554">
            <text:p>55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2]+1" office:value-type="float" office:value="555">
            <text:p>55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3]+1" office:value-type="float" office:value="556">
            <text:p>5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4]+1" office:value-type="float" office:value="557">
            <text:p>55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5]+1" office:value-type="float" office:value="558">
            <text:p>55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6]+1" office:value-type="float" office:value="559">
            <text:p>55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7]+1" office:value-type="float" office:value="560">
            <text:p>56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8]+1" office:value-type="float" office:value="561">
            <text:p>56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69]+1" office:value-type="float" office:value="562">
            <text:p>56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0]+1" office:value-type="float" office:value="563">
            <text:p>56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1]+1" office:value-type="float" office:value="564">
            <text:p>56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2]+1" office:value-type="float" office:value="565">
            <text:p>56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3]+1" office:value-type="float" office:value="566">
            <text:p>56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4]+1" office:value-type="float" office:value="567">
            <text:p>56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5]+1" office:value-type="float" office:value="568">
            <text:p>56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6]+1" office:value-type="float" office:value="569">
            <text:p>56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7]+1" office:value-type="float" office:value="570">
            <text:p>57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8]+1" office:value-type="float" office:value="571">
            <text:p>57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79]+1" office:value-type="float" office:value="572">
            <text:p>57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0]+1" office:value-type="float" office:value="573">
            <text:p>57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1]+1" office:value-type="float" office:value="574">
            <text:p>57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2]+1" office:value-type="float" office:value="575">
            <text:p>57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3]+1" office:value-type="float" office:value="576">
            <text:p>57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4]+1" office:value-type="float" office:value="577">
            <text:p>57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5]+1" office:value-type="float" office:value="578">
            <text:p>57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6]+1" office:value-type="float" office:value="579">
            <text:p>57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7]+1" office:value-type="float" office:value="580">
            <text:p>58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8]+1" office:value-type="float" office:value="581">
            <text:p>58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589]+1" office:value-type="float" office:value="582">
            <text:p>58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0]+1" office:value-type="float" office:value="583">
            <text:p>58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1]+1" office:value-type="float" office:value="584">
            <text:p>58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2]+1" office:value-type="float" office:value="585">
            <text:p>58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3]+1" office:value-type="float" office:value="586">
            <text:p>58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4]+1" office:value-type="float" office:value="587">
            <text:p>58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5]+1" office:value-type="float" office:value="588">
            <text:p>58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6]+1" office:value-type="float" office:value="589">
            <text:p>58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7]+1" office:value-type="float" office:value="590">
            <text:p>59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8]+1" office:value-type="float" office:value="591">
            <text:p>59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599]+1" office:value-type="float" office:value="592">
            <text:p>59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0]+1" office:value-type="float" office:value="593">
            <text:p>59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1]+1" office:value-type="float" office:value="594">
            <text:p>59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2]+1" office:value-type="float" office:value="595">
            <text:p>59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3]+1" office:value-type="float" office:value="596">
            <text:p>59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4]+1" office:value-type="float" office:value="597">
            <text:p>59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5]+1" office:value-type="float" office:value="598">
            <text:p>59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6]+1" office:value-type="float" office:value="599">
            <text:p>59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7]+1" office:value-type="float" office:value="600">
            <text:p>60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8]+1" office:value-type="float" office:value="601">
            <text:p>60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09]+1" office:value-type="float" office:value="602">
            <text:p>60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0]+1" office:value-type="float" office:value="603">
            <text:p>60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1]+1" office:value-type="float" office:value="604">
            <text:p>60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2]+1" office:value-type="float" office:value="605">
            <text:p>60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3]+1" office:value-type="float" office:value="606">
            <text:p>60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4]+1" office:value-type="float" office:value="607">
            <text:p>60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5]+1" office:value-type="float" office:value="608">
            <text:p>60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6]+1" office:value-type="float" office:value="609">
            <text:p>60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7]+1" office:value-type="float" office:value="610">
            <text:p>61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8]+1" office:value-type="float" office:value="611">
            <text:p>61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19]+1" office:value-type="float" office:value="612">
            <text:p>61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0]+1" office:value-type="float" office:value="613">
            <text:p>61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1]+1" office:value-type="float" office:value="614">
            <text:p>61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2]+1" office:value-type="float" office:value="615">
            <text:p>61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3]+1" office:value-type="float" office:value="616">
            <text:p>61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4]+1" office:value-type="float" office:value="617">
            <text:p>61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5]+1" office:value-type="float" office:value="618">
            <text:p>61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6]+1" office:value-type="float" office:value="619">
            <text:p>61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7]+1" office:value-type="float" office:value="620">
            <text:p>62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8]+1" office:value-type="float" office:value="621">
            <text:p>62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29]+1" office:value-type="float" office:value="622">
            <text:p>62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30]+1" office:value-type="float" office:value="623">
            <text:p>62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31]+1" office:value-type="float" office:value="624">
            <text:p>62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2]+1" office:value-type="float" office:value="625">
            <text:p>62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3]+1" office:value-type="float" office:value="626">
            <text:p>62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4]+1" office:value-type="float" office:value="627">
            <text:p>62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5]+1" office:value-type="float" office:value="628">
            <text:p>62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6]+1" office:value-type="float" office:value="629">
            <text:p>62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7]+1" office:value-type="float" office:value="630">
            <text:p>63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8]+1" office:value-type="float" office:value="631">
            <text:p>63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39]+1" office:value-type="float" office:value="632">
            <text:p>63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0]+1" office:value-type="float" office:value="633">
            <text:p>63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1]+1" office:value-type="float" office:value="634">
            <text:p>63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2]+1" office:value-type="float" office:value="635">
            <text:p>63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3]+1" office:value-type="float" office:value="636">
            <text:p>63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4]+1" office:value-type="float" office:value="637">
            <text:p>63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5]+1" office:value-type="float" office:value="638">
            <text:p>63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6]+1" office:value-type="float" office:value="639">
            <text:p>63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7]+1" office:value-type="float" office:value="640">
            <text:p>64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8]+1" office:value-type="float" office:value="641">
            <text:p>64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49]+1" office:value-type="float" office:value="642">
            <text:p>64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0]+1" office:value-type="float" office:value="643">
            <text:p>64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1]+1" office:value-type="float" office:value="644">
            <text:p>64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2]+1" office:value-type="float" office:value="645">
            <text:p>64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3]+1" office:value-type="float" office:value="646">
            <text:p>64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4]+1" office:value-type="float" office:value="647">
            <text:p>64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5]+1" office:value-type="float" office:value="648">
            <text:p>64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6]+1" office:value-type="float" office:value="649">
            <text:p>64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7]+1" office:value-type="float" office:value="650">
            <text:p>65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8]+1" office:value-type="float" office:value="651">
            <text:p>65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59]+1" office:value-type="float" office:value="652">
            <text:p>65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0]+1" office:value-type="float" office:value="653">
            <text:p>65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1]+1" office:value-type="float" office:value="654">
            <text:p>65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2]+1" office:value-type="float" office:value="655">
            <text:p>65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3]+1" office:value-type="float" office:value="656">
            <text:p>65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4]+1" office:value-type="float" office:value="657">
            <text:p>65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5]+1" office:value-type="float" office:value="658">
            <text:p>65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6]+1" office:value-type="float" office:value="659">
            <text:p>65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7]+1" office:value-type="float" office:value="660">
            <text:p>66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8]+1" office:value-type="float" office:value="661">
            <text:p>66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69]+1" office:value-type="float" office:value="662">
            <text:p>66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70]+1" office:value-type="float" office:value="663">
            <text:p>66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71]+1" office:value-type="float" office:value="664">
            <text:p>66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72]+1" office:value-type="float" office:value="665">
            <text:p>66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673]+1" office:value-type="float" office:value="666">
            <text:p>66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74]+1" office:value-type="float" office:value="667">
            <text:p>66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75]+1" office:value-type="float" office:value="668">
            <text:p>66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76]+1" office:value-type="float" office:value="669">
            <text:p>66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77]+1" office:value-type="float" office:value="670">
            <text:p>67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78]+1" office:value-type="float" office:value="671">
            <text:p>67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79]+1" office:value-type="float" office:value="672">
            <text:p>67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0]+1" office:value-type="float" office:value="673">
            <text:p>67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1]+1" office:value-type="float" office:value="674">
            <text:p>67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2]+1" office:value-type="float" office:value="675">
            <text:p>67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3]+1" office:value-type="float" office:value="676">
            <text:p>67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4]+1" office:value-type="float" office:value="677">
            <text:p>67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5]+1" office:value-type="float" office:value="678">
            <text:p>67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6]+1" office:value-type="float" office:value="679">
            <text:p>67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7]+1" office:value-type="float" office:value="680">
            <text:p>68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8]+1" office:value-type="float" office:value="681">
            <text:p>68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89]+1" office:value-type="float" office:value="682">
            <text:p>68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0]+1" office:value-type="float" office:value="683">
            <text:p>68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1]+1" office:value-type="float" office:value="684">
            <text:p>68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2]+1" office:value-type="float" office:value="685">
            <text:p>68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3]+1" office:value-type="float" office:value="686">
            <text:p>68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4]+1" office:value-type="float" office:value="687">
            <text:p>68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5]+1" office:value-type="float" office:value="688">
            <text:p>68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6]+1" office:value-type="float" office:value="689">
            <text:p>68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7]+1" office:value-type="float" office:value="690">
            <text:p>69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8]+1" office:value-type="float" office:value="691">
            <text:p>69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699]+1" office:value-type="float" office:value="692">
            <text:p>69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0]+1" office:value-type="float" office:value="693">
            <text:p>69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1]+1" office:value-type="float" office:value="694">
            <text:p>69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2]+1" office:value-type="float" office:value="695">
            <text:p>69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3]+1" office:value-type="float" office:value="696">
            <text:p>69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4]+1" office:value-type="float" office:value="697">
            <text:p>69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5]+1" office:value-type="float" office:value="698">
            <text:p>69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6]+1" office:value-type="float" office:value="699">
            <text:p>69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7]+1" office:value-type="float" office:value="700">
            <text:p>70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8]+1" office:value-type="float" office:value="701">
            <text:p>70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09]+1" office:value-type="float" office:value="702">
            <text:p>70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10]+1" office:value-type="float" office:value="703">
            <text:p>70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11]+1" office:value-type="float" office:value="704">
            <text:p>70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12]+1" office:value-type="float" office:value="705">
            <text:p>70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13]+1" office:value-type="float" office:value="706">
            <text:p>70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14]+1" office:value-type="float" office:value="707">
            <text:p>70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15]+1" office:value-type="float" office:value="708">
            <text:p>70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16]+1" office:value-type="float" office:value="709">
            <text:p>70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17]+1" office:value-type="float" office:value="710">
            <text:p>71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18]+1" office:value-type="float" office:value="711">
            <text:p>71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19]+1" office:value-type="float" office:value="712">
            <text:p>71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0]+1" office:value-type="float" office:value="713">
            <text:p>71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1]+1" office:value-type="float" office:value="714">
            <text:p>71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2]+1" office:value-type="float" office:value="715">
            <text:p>71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3]+1" office:value-type="float" office:value="716">
            <text:p>71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4]+1" office:value-type="float" office:value="717">
            <text:p>71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5]+1" office:value-type="float" office:value="718">
            <text:p>71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6]+1" office:value-type="float" office:value="719">
            <text:p>71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7]+1" office:value-type="float" office:value="720">
            <text:p>72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8]+1" office:value-type="float" office:value="721">
            <text:p>72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29]+1" office:value-type="float" office:value="722">
            <text:p>72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0]+1" office:value-type="float" office:value="723">
            <text:p>72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1]+1" office:value-type="float" office:value="724">
            <text:p>72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2]+1" office:value-type="float" office:value="725">
            <text:p>72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3]+1" office:value-type="float" office:value="726">
            <text:p>72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4]+1" office:value-type="float" office:value="727">
            <text:p>72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5]+1" office:value-type="float" office:value="728">
            <text:p>72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6]+1" office:value-type="float" office:value="729">
            <text:p>72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7]+1" office:value-type="float" office:value="730">
            <text:p>73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8]+1" office:value-type="float" office:value="731">
            <text:p>73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39]+1" office:value-type="float" office:value="732">
            <text:p>73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0]+1" office:value-type="float" office:value="733">
            <text:p>73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1]+1" office:value-type="float" office:value="734">
            <text:p>73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2]+1" office:value-type="float" office:value="735">
            <text:p>73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3]+1" office:value-type="float" office:value="736">
            <text:p>73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4]+1" office:value-type="float" office:value="737">
            <text:p>73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5]+1" office:value-type="float" office:value="738">
            <text:p>73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6]+1" office:value-type="float" office:value="739">
            <text:p>73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7]+1" office:value-type="float" office:value="740">
            <text:p>74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8]+1" office:value-type="float" office:value="741">
            <text:p>74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49]+1" office:value-type="float" office:value="742">
            <text:p>74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0]+1" office:value-type="float" office:value="743">
            <text:p>74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1]+1" office:value-type="float" office:value="744">
            <text:p>74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2]+1" office:value-type="float" office:value="745">
            <text:p>74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3]+1" office:value-type="float" office:value="746">
            <text:p>74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4]+1" office:value-type="float" office:value="747">
            <text:p>74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5]+1" office:value-type="float" office:value="748">
            <text:p>74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6]+1" office:value-type="float" office:value="749">
            <text:p>74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757]+1" office:value-type="float" office:value="750">
            <text:p>75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58]+1" office:value-type="float" office:value="751">
            <text:p>75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59]+1" office:value-type="float" office:value="752">
            <text:p>75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0]+1" office:value-type="float" office:value="753">
            <text:p>75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1]+1" office:value-type="float" office:value="754">
            <text:p>75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2]+1" office:value-type="float" office:value="755">
            <text:p>75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3]+1" office:value-type="float" office:value="756">
            <text:p>75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4]+1" office:value-type="float" office:value="757">
            <text:p>75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5]+1" office:value-type="float" office:value="758">
            <text:p>75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6]+1" office:value-type="float" office:value="759">
            <text:p>75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7]+1" office:value-type="float" office:value="760">
            <text:p>76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8]+1" office:value-type="float" office:value="761">
            <text:p>76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69]+1" office:value-type="float" office:value="762">
            <text:p>76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0]+1" office:value-type="float" office:value="763">
            <text:p>76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1]+1" office:value-type="float" office:value="764">
            <text:p>76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2]+1" office:value-type="float" office:value="765">
            <text:p>76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3]+1" office:value-type="float" office:value="766">
            <text:p>76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4]+1" office:value-type="float" office:value="767">
            <text:p>76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5]+1" office:value-type="float" office:value="768">
            <text:p>76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6]+1" office:value-type="float" office:value="769">
            <text:p>76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7]+1" office:value-type="float" office:value="770">
            <text:p>77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8]+1" office:value-type="float" office:value="771">
            <text:p>77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79]+1" office:value-type="float" office:value="772">
            <text:p>77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0]+1" office:value-type="float" office:value="773">
            <text:p>77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1]+1" office:value-type="float" office:value="774">
            <text:p>77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2]+1" office:value-type="float" office:value="775">
            <text:p>77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3]+1" office:value-type="float" office:value="776">
            <text:p>77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4]+1" office:value-type="float" office:value="777">
            <text:p>77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5]+1" office:value-type="float" office:value="778">
            <text:p>77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6]+1" office:value-type="float" office:value="779">
            <text:p>77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7]+1" office:value-type="float" office:value="780">
            <text:p>78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8]+1" office:value-type="float" office:value="781">
            <text:p>78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89]+1" office:value-type="float" office:value="782">
            <text:p>78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0]+1" office:value-type="float" office:value="783">
            <text:p>78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1]+1" office:value-type="float" office:value="784">
            <text:p>78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2]+1" office:value-type="float" office:value="785">
            <text:p>78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3]+1" office:value-type="float" office:value="786">
            <text:p>78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4]+1" office:value-type="float" office:value="787">
            <text:p>78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5]+1" office:value-type="float" office:value="788">
            <text:p>78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6]+1" office:value-type="float" office:value="789">
            <text:p>78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7]+1" office:value-type="float" office:value="790">
            <text:p>79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8]+1" office:value-type="float" office:value="791">
            <text:p>79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799]+1" office:value-type="float" office:value="792">
            <text:p>79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0]+1" office:value-type="float" office:value="793">
            <text:p>79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1]+1" office:value-type="float" office:value="794">
            <text:p>79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2]+1" office:value-type="float" office:value="795">
            <text:p>79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3]+1" office:value-type="float" office:value="796">
            <text:p>79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4]+1" office:value-type="float" office:value="797">
            <text:p>79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5]+1" office:value-type="float" office:value="798">
            <text:p>79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6]+1" office:value-type="float" office:value="799">
            <text:p>79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7]+1" office:value-type="float" office:value="800">
            <text:p>80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8]+1" office:value-type="float" office:value="801">
            <text:p>80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09]+1" office:value-type="float" office:value="802">
            <text:p>80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0]+1" office:value-type="float" office:value="803">
            <text:p>80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1]+1" office:value-type="float" office:value="804">
            <text:p>80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2]+1" office:value-type="float" office:value="805">
            <text:p>80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3]+1" office:value-type="float" office:value="806">
            <text:p>80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4]+1" office:value-type="float" office:value="807">
            <text:p>80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5]+1" office:value-type="float" office:value="808">
            <text:p>80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6]+1" office:value-type="float" office:value="809">
            <text:p>80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7]+1" office:value-type="float" office:value="810">
            <text:p>81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8]+1" office:value-type="float" office:value="811">
            <text:p>81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19]+1" office:value-type="float" office:value="812">
            <text:p>81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0]+1" office:value-type="float" office:value="813">
            <text:p>81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1]+1" office:value-type="float" office:value="814">
            <text:p>81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2]+1" office:value-type="float" office:value="815">
            <text:p>81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3]+1" office:value-type="float" office:value="816">
            <text:p>81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4]+1" office:value-type="float" office:value="817">
            <text:p>81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5]+1" office:value-type="float" office:value="818">
            <text:p>81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6]+1" office:value-type="float" office:value="819">
            <text:p>81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7]+1" office:value-type="float" office:value="820">
            <text:p>82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8]+1" office:value-type="float" office:value="821">
            <text:p>82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29]+1" office:value-type="float" office:value="822">
            <text:p>82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0]+1" office:value-type="float" office:value="823">
            <text:p>82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1]+1" office:value-type="float" office:value="824">
            <text:p>82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2]+1" office:value-type="float" office:value="825">
            <text:p>82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3]+1" office:value-type="float" office:value="826">
            <text:p>82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4]+1" office:value-type="float" office:value="827">
            <text:p>82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5]+1" office:value-type="float" office:value="828">
            <text:p>82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6]+1" office:value-type="float" office:value="829">
            <text:p>82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7]+1" office:value-type="float" office:value="830">
            <text:p>83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8]+1" office:value-type="float" office:value="831">
            <text:p>83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39]+1" office:value-type="float" office:value="832">
            <text:p>83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40]+1" office:value-type="float" office:value="833">
            <text:p>83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41]+1" office:value-type="float" office:value="834">
            <text:p>83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42]+1" office:value-type="float" office:value="835">
            <text:p>83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43]+1" office:value-type="float" office:value="836">
            <text:p>83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44]+1" office:value-type="float" office:value="837">
            <text:p>83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45]+1" office:value-type="float" office:value="838">
            <text:p>83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46]+1" office:value-type="float" office:value="839">
            <text:p>83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47]+1" office:value-type="float" office:value="840">
            <text:p>84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48]+1" office:value-type="float" office:value="841">
            <text:p>84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49]+1" office:value-type="float" office:value="842">
            <text:p>84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0]+1" office:value-type="float" office:value="843">
            <text:p>84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1]+1" office:value-type="float" office:value="844">
            <text:p>84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2]+1" office:value-type="float" office:value="845">
            <text:p>84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3]+1" office:value-type="float" office:value="846">
            <text:p>84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4]+1" office:value-type="float" office:value="847">
            <text:p>84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5]+1" office:value-type="float" office:value="848">
            <text:p>84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6]+1" office:value-type="float" office:value="849">
            <text:p>84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7]+1" office:value-type="float" office:value="850">
            <text:p>85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8]+1" office:value-type="float" office:value="851">
            <text:p>85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59]+1" office:value-type="float" office:value="852">
            <text:p>85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0]+1" office:value-type="float" office:value="853">
            <text:p>85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1]+1" office:value-type="float" office:value="854">
            <text:p>85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2]+1" office:value-type="float" office:value="855">
            <text:p>85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3]+1" office:value-type="float" office:value="856">
            <text:p>85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4]+1" office:value-type="float" office:value="857">
            <text:p>85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5]+1" office:value-type="float" office:value="858">
            <text:p>85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6]+1" office:value-type="float" office:value="859">
            <text:p>85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7]+1" office:value-type="float" office:value="860">
            <text:p>86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8]+1" office:value-type="float" office:value="861">
            <text:p>86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69]+1" office:value-type="float" office:value="862">
            <text:p>86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0]+1" office:value-type="float" office:value="863">
            <text:p>86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1]+1" office:value-type="float" office:value="864">
            <text:p>86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2]+1" office:value-type="float" office:value="865">
            <text:p>86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3]+1" office:value-type="float" office:value="866">
            <text:p>86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4]+1" office:value-type="float" office:value="867">
            <text:p>86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5]+1" office:value-type="float" office:value="868">
            <text:p>86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6]+1" office:value-type="float" office:value="869">
            <text:p>86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7]+1" office:value-type="float" office:value="870">
            <text:p>87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8]+1" office:value-type="float" office:value="871">
            <text:p>87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79]+1" office:value-type="float" office:value="872">
            <text:p>87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80]+1" office:value-type="float" office:value="873">
            <text:p>87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81]+1" office:value-type="float" office:value="874">
            <text:p>87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82]+1" office:value-type="float" office:value="875">
            <text:p>87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883]+1" office:value-type="float" office:value="876">
            <text:p>87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84]+1" office:value-type="float" office:value="877">
            <text:p>87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85]+1" office:value-type="float" office:value="878">
            <text:p>87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86]+1" office:value-type="float" office:value="879">
            <text:p>87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87]+1" office:value-type="float" office:value="880">
            <text:p>88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88]+1" office:value-type="float" office:value="881">
            <text:p>88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89]+1" office:value-type="float" office:value="882">
            <text:p>88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0]+1" office:value-type="float" office:value="883">
            <text:p>88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1]+1" office:value-type="float" office:value="884">
            <text:p>88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2]+1" office:value-type="float" office:value="885">
            <text:p>88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3]+1" office:value-type="float" office:value="886">
            <text:p>88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4]+1" office:value-type="float" office:value="887">
            <text:p>88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5]+1" office:value-type="float" office:value="888">
            <text:p>88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6]+1" office:value-type="float" office:value="889">
            <text:p>88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7]+1" office:value-type="float" office:value="890">
            <text:p>89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8]+1" office:value-type="float" office:value="891">
            <text:p>89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899]+1" office:value-type="float" office:value="892">
            <text:p>89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0]+1" office:value-type="float" office:value="893">
            <text:p>89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1]+1" office:value-type="float" office:value="894">
            <text:p>89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2]+1" office:value-type="float" office:value="895">
            <text:p>89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3]+1" office:value-type="float" office:value="896">
            <text:p>89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4]+1" office:value-type="float" office:value="897">
            <text:p>89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5]+1" office:value-type="float" office:value="898">
            <text:p>89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6]+1" office:value-type="float" office:value="899">
            <text:p>89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7]+1" office:value-type="float" office:value="900">
            <text:p>90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8]+1" office:value-type="float" office:value="901">
            <text:p>90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09]+1" office:value-type="float" office:value="902">
            <text:p>90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0]+1" office:value-type="float" office:value="903">
            <text:p>90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1]+1" office:value-type="float" office:value="904">
            <text:p>90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2]+1" office:value-type="float" office:value="905">
            <text:p>90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3]+1" office:value-type="float" office:value="906">
            <text:p>90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4]+1" office:value-type="float" office:value="907">
            <text:p>90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5]+1" office:value-type="float" office:value="908">
            <text:p>90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6]+1" office:value-type="float" office:value="909">
            <text:p>90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7]+1" office:value-type="float" office:value="910">
            <text:p>91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8]+1" office:value-type="float" office:value="911">
            <text:p>91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19]+1" office:value-type="float" office:value="912">
            <text:p>91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20]+1" office:value-type="float" office:value="913">
            <text:p>91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21]+1" office:value-type="float" office:value="914">
            <text:p>91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22]+1" office:value-type="float" office:value="915">
            <text:p>91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23]+1" office:value-type="float" office:value="916">
            <text:p>91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24]+1" office:value-type="float" office:value="917">
            <text:p>91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25]+1" office:value-type="float" office:value="918">
            <text:p>91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26]+1" office:value-type="float" office:value="919">
            <text:p>91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27]+1" office:value-type="float" office:value="920">
            <text:p>92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28]+1" office:value-type="float" office:value="921">
            <text:p>92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29]+1" office:value-type="float" office:value="922">
            <text:p>92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0]+1" office:value-type="float" office:value="923">
            <text:p>92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1]+1" office:value-type="float" office:value="924">
            <text:p>92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2]+1" office:value-type="float" office:value="925">
            <text:p>92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3]+1" office:value-type="float" office:value="926">
            <text:p>92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4]+1" office:value-type="float" office:value="927">
            <text:p>92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5]+1" office:value-type="float" office:value="928">
            <text:p>92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6]+1" office:value-type="float" office:value="929">
            <text:p>92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7]+1" office:value-type="float" office:value="930">
            <text:p>93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8]+1" office:value-type="float" office:value="931">
            <text:p>93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39]+1" office:value-type="float" office:value="932">
            <text:p>93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0]+1" office:value-type="float" office:value="933">
            <text:p>93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1]+1" office:value-type="float" office:value="934">
            <text:p>93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2]+1" office:value-type="float" office:value="935">
            <text:p>93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3]+1" office:value-type="float" office:value="936">
            <text:p>93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4]+1" office:value-type="float" office:value="937">
            <text:p>93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5]+1" office:value-type="float" office:value="938">
            <text:p>93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6]+1" office:value-type="float" office:value="939">
            <text:p>93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7]+1" office:value-type="float" office:value="940">
            <text:p>94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8]+1" office:value-type="float" office:value="941">
            <text:p>94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49]+1" office:value-type="float" office:value="942">
            <text:p>94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0]+1" office:value-type="float" office:value="943">
            <text:p>94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1]+1" office:value-type="float" office:value="944">
            <text:p>94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2]+1" office:value-type="float" office:value="945">
            <text:p>94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3]+1" office:value-type="float" office:value="946">
            <text:p>94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4]+1" office:value-type="float" office:value="947">
            <text:p>94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5]+1" office:value-type="float" office:value="948">
            <text:p>94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6]+1" office:value-type="float" office:value="949">
            <text:p>94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7]+1" office:value-type="float" office:value="950">
            <text:p>95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8]+1" office:value-type="float" office:value="951">
            <text:p>95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59]+1" office:value-type="float" office:value="952">
            <text:p>95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0]+1" office:value-type="float" office:value="953">
            <text:p>95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1]+1" office:value-type="float" office:value="954">
            <text:p>95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2]+1" office:value-type="float" office:value="955">
            <text:p>95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3]+1" office:value-type="float" office:value="956">
            <text:p>95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4]+1" office:value-type="float" office:value="957">
            <text:p>95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5]+1" office:value-type="float" office:value="958">
            <text:p>95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6]+1" office:value-type="float" office:value="959">
            <text:p>95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967]+1" office:value-type="float" office:value="960">
            <text:p>96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68]+1" office:value-type="float" office:value="961">
            <text:p>96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69]+1" office:value-type="float" office:value="962">
            <text:p>96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0]+1" office:value-type="float" office:value="963">
            <text:p>96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1]+1" office:value-type="float" office:value="964">
            <text:p>96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2]+1" office:value-type="float" office:value="965">
            <text:p>96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3]+1" office:value-type="float" office:value="966">
            <text:p>96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4]+1" office:value-type="float" office:value="967">
            <text:p>96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5]+1" office:value-type="float" office:value="968">
            <text:p>96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6]+1" office:value-type="float" office:value="969">
            <text:p>96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7]+1" office:value-type="float" office:value="970">
            <text:p>97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8]+1" office:value-type="float" office:value="971">
            <text:p>97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79]+1" office:value-type="float" office:value="972">
            <text:p>97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0]+1" office:value-type="float" office:value="973">
            <text:p>97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1]+1" office:value-type="float" office:value="974">
            <text:p>97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2]+1" office:value-type="float" office:value="975">
            <text:p>97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3]+1" office:value-type="float" office:value="976">
            <text:p>97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4]+1" office:value-type="float" office:value="977">
            <text:p>97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5]+1" office:value-type="float" office:value="978">
            <text:p>97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6]+1" office:value-type="float" office:value="979">
            <text:p>97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7]+1" office:value-type="float" office:value="980">
            <text:p>98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8]+1" office:value-type="float" office:value="981">
            <text:p>98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89]+1" office:value-type="float" office:value="982">
            <text:p>98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0]+1" office:value-type="float" office:value="983">
            <text:p>98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1]+1" office:value-type="float" office:value="984">
            <text:p>98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2]+1" office:value-type="float" office:value="985">
            <text:p>98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3]+1" office:value-type="float" office:value="986">
            <text:p>98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4]+1" office:value-type="float" office:value="987">
            <text:p>98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5]+1" office:value-type="float" office:value="988">
            <text:p>98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6]+1" office:value-type="float" office:value="989">
            <text:p>98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7]+1" office:value-type="float" office:value="990">
            <text:p>99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8]+1" office:value-type="float" office:value="991">
            <text:p>99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999]+1" office:value-type="float" office:value="992">
            <text:p>99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0]+1" office:value-type="float" office:value="993">
            <text:p>99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1]+1" office:value-type="float" office:value="994">
            <text:p>99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2]+1" office:value-type="float" office:value="995">
            <text:p>99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3]+1" office:value-type="float" office:value="996">
            <text:p>99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4]+1" office:value-type="float" office:value="997">
            <text:p>99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5]+1" office:value-type="float" office:value="998">
            <text:p>99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6]+1" office:value-type="float" office:value="999">
            <text:p>99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7]+1" office:value-type="float" office:value="1000">
            <text:p>100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8]+1" office:value-type="float" office:value="1001">
            <text:p>100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09]+1" office:value-type="float" office:value="1002">
            <text:p>100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0]+1" office:value-type="float" office:value="1003">
            <text:p>100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1]+1" office:value-type="float" office:value="1004">
            <text:p>100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2]+1" office:value-type="float" office:value="1005">
            <text:p>100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3]+1" office:value-type="float" office:value="1006">
            <text:p>100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4]+1" office:value-type="float" office:value="1007">
            <text:p>100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5]+1" office:value-type="float" office:value="1008">
            <text:p>100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6]+1" office:value-type="float" office:value="1009">
            <text:p>100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7]+1" office:value-type="float" office:value="1010">
            <text:p>101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8]+1" office:value-type="float" office:value="1011">
            <text:p>101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19]+1" office:value-type="float" office:value="1012">
            <text:p>101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0]+1" office:value-type="float" office:value="1013">
            <text:p>101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1]+1" office:value-type="float" office:value="1014">
            <text:p>101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2]+1" office:value-type="float" office:value="1015">
            <text:p>101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3]+1" office:value-type="float" office:value="1016">
            <text:p>101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4]+1" office:value-type="float" office:value="1017">
            <text:p>101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5]+1" office:value-type="float" office:value="1018">
            <text:p>101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6]+1" office:value-type="float" office:value="1019">
            <text:p>101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7]+1" office:value-type="float" office:value="1020">
            <text:p>102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8]+1" office:value-type="float" office:value="1021">
            <text:p>102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29]+1" office:value-type="float" office:value="1022">
            <text:p>102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0]+1" office:value-type="float" office:value="1023">
            <text:p>102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1]+1" office:value-type="float" office:value="1024">
            <text:p>102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2]+1" office:value-type="float" office:value="1025">
            <text:p>102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3]+1" office:value-type="float" office:value="1026">
            <text:p>102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4]+1" office:value-type="float" office:value="1027">
            <text:p>102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5]+1" office:value-type="float" office:value="1028">
            <text:p>102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6]+1" office:value-type="float" office:value="1029">
            <text:p>102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7]+1" office:value-type="float" office:value="1030">
            <text:p>103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8]+1" office:value-type="float" office:value="1031">
            <text:p>103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39]+1" office:value-type="float" office:value="1032">
            <text:p>103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0]+1" office:value-type="float" office:value="1033">
            <text:p>103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1]+1" office:value-type="float" office:value="1034">
            <text:p>103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2]+1" office:value-type="float" office:value="1035">
            <text:p>103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3]+1" office:value-type="float" office:value="1036">
            <text:p>103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4]+1" office:value-type="float" office:value="1037">
            <text:p>103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5]+1" office:value-type="float" office:value="1038">
            <text:p>103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6]+1" office:value-type="float" office:value="1039">
            <text:p>103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7]+1" office:value-type="float" office:value="1040">
            <text:p>104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8]+1" office:value-type="float" office:value="1041">
            <text:p>104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49]+1" office:value-type="float" office:value="1042">
            <text:p>104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50]+1" office:value-type="float" office:value="1043">
            <text:p>104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51]+1" office:value-type="float" office:value="1044">
            <text:p>104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52]+1" office:value-type="float" office:value="1045">
            <text:p>104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53]+1" office:value-type="float" office:value="1046">
            <text:p>104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54]+1" office:value-type="float" office:value="1047">
            <text:p>104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55]+1" office:value-type="float" office:value="1048">
            <text:p>104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56]+1" office:value-type="float" office:value="1049">
            <text:p>104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57]+1" office:value-type="float" office:value="1050">
            <text:p>105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58]+1" office:value-type="float" office:value="1051">
            <text:p>105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59]+1" office:value-type="float" office:value="1052">
            <text:p>105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0]+1" office:value-type="float" office:value="1053">
            <text:p>105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1]+1" office:value-type="float" office:value="1054">
            <text:p>105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2]+1" office:value-type="float" office:value="1055">
            <text:p>105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3]+1" office:value-type="float" office:value="1056">
            <text:p>105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4]+1" office:value-type="float" office:value="1057">
            <text:p>105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5]+1" office:value-type="float" office:value="1058">
            <text:p>105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6]+1" office:value-type="float" office:value="1059">
            <text:p>105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7]+1" office:value-type="float" office:value="1060">
            <text:p>106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8]+1" office:value-type="float" office:value="1061">
            <text:p>106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69]+1" office:value-type="float" office:value="1062">
            <text:p>106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0]+1" office:value-type="float" office:value="1063">
            <text:p>106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1]+1" office:value-type="float" office:value="1064">
            <text:p>106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2]+1" office:value-type="float" office:value="1065">
            <text:p>106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3]+1" office:value-type="float" office:value="1066">
            <text:p>106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4]+1" office:value-type="float" office:value="1067">
            <text:p>106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5]+1" office:value-type="float" office:value="1068">
            <text:p>106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6]+1" office:value-type="float" office:value="1069">
            <text:p>106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7]+1" office:value-type="float" office:value="1070">
            <text:p>107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8]+1" office:value-type="float" office:value="1071">
            <text:p>107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79]+1" office:value-type="float" office:value="1072">
            <text:p>107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0]+1" office:value-type="float" office:value="1073">
            <text:p>107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1]+1" office:value-type="float" office:value="1074">
            <text:p>107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2]+1" office:value-type="float" office:value="1075">
            <text:p>107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3]+1" office:value-type="float" office:value="1076">
            <text:p>107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4]+1" office:value-type="float" office:value="1077">
            <text:p>107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5]+1" office:value-type="float" office:value="1078">
            <text:p>107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6]+1" office:value-type="float" office:value="1079">
            <text:p>107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7]+1" office:value-type="float" office:value="1080">
            <text:p>108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8]+1" office:value-type="float" office:value="1081">
            <text:p>108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89]+1" office:value-type="float" office:value="1082">
            <text:p>108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90]+1" office:value-type="float" office:value="1083">
            <text:p>108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91]+1" office:value-type="float" office:value="1084">
            <text:p>108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92]+1" office:value-type="float" office:value="1085">
            <text:p>108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093]+1" office:value-type="float" office:value="1086">
            <text:p>108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94]+1" office:value-type="float" office:value="1087">
            <text:p>108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95]+1" office:value-type="float" office:value="1088">
            <text:p>108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96]+1" office:value-type="float" office:value="1089">
            <text:p>108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97]+1" office:value-type="float" office:value="1090">
            <text:p>109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98]+1" office:value-type="float" office:value="1091">
            <text:p>109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099]+1" office:value-type="float" office:value="1092">
            <text:p>109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0]+1" office:value-type="float" office:value="1093">
            <text:p>109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1]+1" office:value-type="float" office:value="1094">
            <text:p>109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2]+1" office:value-type="float" office:value="1095">
            <text:p>109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3]+1" office:value-type="float" office:value="1096">
            <text:p>109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4]+1" office:value-type="float" office:value="1097">
            <text:p>109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5]+1" office:value-type="float" office:value="1098">
            <text:p>109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6]+1" office:value-type="float" office:value="1099">
            <text:p>109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7]+1" office:value-type="float" office:value="1100">
            <text:p>110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8]+1" office:value-type="float" office:value="1101">
            <text:p>110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09]+1" office:value-type="float" office:value="1102">
            <text:p>110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0]+1" office:value-type="float" office:value="1103">
            <text:p>110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1]+1" office:value-type="float" office:value="1104">
            <text:p>110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2]+1" office:value-type="float" office:value="1105">
            <text:p>110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3]+1" office:value-type="float" office:value="1106">
            <text:p>110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4]+1" office:value-type="float" office:value="1107">
            <text:p>110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5]+1" office:value-type="float" office:value="1108">
            <text:p>110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6]+1" office:value-type="float" office:value="1109">
            <text:p>110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7]+1" office:value-type="float" office:value="1110">
            <text:p>111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8]+1" office:value-type="float" office:value="1111">
            <text:p>111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19]+1" office:value-type="float" office:value="1112">
            <text:p>111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0]+1" office:value-type="float" office:value="1113">
            <text:p>111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1]+1" office:value-type="float" office:value="1114">
            <text:p>111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2]+1" office:value-type="float" office:value="1115">
            <text:p>111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3]+1" office:value-type="float" office:value="1116">
            <text:p>111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4]+1" office:value-type="float" office:value="1117">
            <text:p>111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5]+1" office:value-type="float" office:value="1118">
            <text:p>111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6]+1" office:value-type="float" office:value="1119">
            <text:p>111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7]+1" office:value-type="float" office:value="1120">
            <text:p>112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8]+1" office:value-type="float" office:value="1121">
            <text:p>112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29]+1" office:value-type="float" office:value="1122">
            <text:p>112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30]+1" office:value-type="float" office:value="1123">
            <text:p>112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31]+1" office:value-type="float" office:value="1124">
            <text:p>112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32]+1" office:value-type="float" office:value="1125">
            <text:p>112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33]+1" office:value-type="float" office:value="1126">
            <text:p>112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34]+1" office:value-type="float" office:value="1127">
            <text:p>112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35]+1" office:value-type="float" office:value="1128">
            <text:p>112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36]+1" office:value-type="float" office:value="1129">
            <text:p>112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37]+1" office:value-type="float" office:value="1130">
            <text:p>113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38]+1" office:value-type="float" office:value="1131">
            <text:p>113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39]+1" office:value-type="float" office:value="1132">
            <text:p>113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0]+1" office:value-type="float" office:value="1133">
            <text:p>113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1]+1" office:value-type="float" office:value="1134">
            <text:p>113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2]+1" office:value-type="float" office:value="1135">
            <text:p>113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3]+1" office:value-type="float" office:value="1136">
            <text:p>113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4]+1" office:value-type="float" office:value="1137">
            <text:p>113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5]+1" office:value-type="float" office:value="1138">
            <text:p>113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6]+1" office:value-type="float" office:value="1139">
            <text:p>113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7]+1" office:value-type="float" office:value="1140">
            <text:p>114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8]+1" office:value-type="float" office:value="1141">
            <text:p>114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49]+1" office:value-type="float" office:value="1142">
            <text:p>114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0]+1" office:value-type="float" office:value="1143">
            <text:p>114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1]+1" office:value-type="float" office:value="1144">
            <text:p>114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2]+1" office:value-type="float" office:value="1145">
            <text:p>114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3]+1" office:value-type="float" office:value="1146">
            <text:p>114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4]+1" office:value-type="float" office:value="1147">
            <text:p>114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5]+1" office:value-type="float" office:value="1148">
            <text:p>114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6]+1" office:value-type="float" office:value="1149">
            <text:p>114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7]+1" office:value-type="float" office:value="1150">
            <text:p>115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8]+1" office:value-type="float" office:value="1151">
            <text:p>115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59]+1" office:value-type="float" office:value="1152">
            <text:p>115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0]+1" office:value-type="float" office:value="1153">
            <text:p>115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1]+1" office:value-type="float" office:value="1154">
            <text:p>115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2]+1" office:value-type="float" office:value="1155">
            <text:p>115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3]+1" office:value-type="float" office:value="1156">
            <text:p>115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4]+1" office:value-type="float" office:value="1157">
            <text:p>115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5]+1" office:value-type="float" office:value="1158">
            <text:p>115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6]+1" office:value-type="float" office:value="1159">
            <text:p>115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7]+1" office:value-type="float" office:value="1160">
            <text:p>116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8]+1" office:value-type="float" office:value="1161">
            <text:p>116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69]+1" office:value-type="float" office:value="1162">
            <text:p>116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70]+1" office:value-type="float" office:value="1163">
            <text:p>116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71]+1" office:value-type="float" office:value="1164">
            <text:p>116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72]+1" office:value-type="float" office:value="1165">
            <text:p>116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73]+1" office:value-type="float" office:value="1166">
            <text:p>116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74]+1" office:value-type="float" office:value="1167">
            <text:p>116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75]+1" office:value-type="float" office:value="1168">
            <text:p>116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76]+1" office:value-type="float" office:value="1169">
            <text:p>116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177]+1" office:value-type="float" office:value="1170">
            <text:p>117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78]+1" office:value-type="float" office:value="1171">
            <text:p>117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79]+1" office:value-type="float" office:value="1172">
            <text:p>117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0]+1" office:value-type="float" office:value="1173">
            <text:p>117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1]+1" office:value-type="float" office:value="1174">
            <text:p>117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2]+1" office:value-type="float" office:value="1175">
            <text:p>117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3]+1" office:value-type="float" office:value="1176">
            <text:p>117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4]+1" office:value-type="float" office:value="1177">
            <text:p>117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5]+1" office:value-type="float" office:value="1178">
            <text:p>117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6]+1" office:value-type="float" office:value="1179">
            <text:p>117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7]+1" office:value-type="float" office:value="1180">
            <text:p>118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8]+1" office:value-type="float" office:value="1181">
            <text:p>118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89]+1" office:value-type="float" office:value="1182">
            <text:p>118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0]+1" office:value-type="float" office:value="1183">
            <text:p>118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1]+1" office:value-type="float" office:value="1184">
            <text:p>118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2]+1" office:value-type="float" office:value="1185">
            <text:p>118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3]+1" office:value-type="float" office:value="1186">
            <text:p>118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4]+1" office:value-type="float" office:value="1187">
            <text:p>118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5]+1" office:value-type="float" office:value="1188">
            <text:p>118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6]+1" office:value-type="float" office:value="1189">
            <text:p>118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7]+1" office:value-type="float" office:value="1190">
            <text:p>119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8]+1" office:value-type="float" office:value="1191">
            <text:p>119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199]+1" office:value-type="float" office:value="1192">
            <text:p>119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0]+1" office:value-type="float" office:value="1193">
            <text:p>119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1]+1" office:value-type="float" office:value="1194">
            <text:p>119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2]+1" office:value-type="float" office:value="1195">
            <text:p>119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3]+1" office:value-type="float" office:value="1196">
            <text:p>119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4]+1" office:value-type="float" office:value="1197">
            <text:p>119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5]+1" office:value-type="float" office:value="1198">
            <text:p>119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6]+1" office:value-type="float" office:value="1199">
            <text:p>119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7]+1" office:value-type="float" office:value="1200">
            <text:p>120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8]+1" office:value-type="float" office:value="1201">
            <text:p>120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09]+1" office:value-type="float" office:value="1202">
            <text:p>120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0]+1" office:value-type="float" office:value="1203">
            <text:p>120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1]+1" office:value-type="float" office:value="1204">
            <text:p>120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2]+1" office:value-type="float" office:value="1205">
            <text:p>120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3]+1" office:value-type="float" office:value="1206">
            <text:p>120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4]+1" office:value-type="float" office:value="1207">
            <text:p>120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5]+1" office:value-type="float" office:value="1208">
            <text:p>120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6]+1" office:value-type="float" office:value="1209">
            <text:p>120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7]+1" office:value-type="float" office:value="1210">
            <text:p>121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8]+1" office:value-type="float" office:value="1211">
            <text:p>121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19]+1" office:value-type="float" office:value="1212">
            <text:p>121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0]+1" office:value-type="float" office:value="1213">
            <text:p>121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1]+1" office:value-type="float" office:value="1214">
            <text:p>121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2]+1" office:value-type="float" office:value="1215">
            <text:p>121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3]+1" office:value-type="float" office:value="1216">
            <text:p>121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4]+1" office:value-type="float" office:value="1217">
            <text:p>121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5]+1" office:value-type="float" office:value="1218">
            <text:p>121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6]+1" office:value-type="float" office:value="1219">
            <text:p>121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7]+1" office:value-type="float" office:value="1220">
            <text:p>122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8]+1" office:value-type="float" office:value="1221">
            <text:p>122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29]+1" office:value-type="float" office:value="1222">
            <text:p>122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0]+1" office:value-type="float" office:value="1223">
            <text:p>122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1]+1" office:value-type="float" office:value="1224">
            <text:p>122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2]+1" office:value-type="float" office:value="1225">
            <text:p>122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3]+1" office:value-type="float" office:value="1226">
            <text:p>122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4]+1" office:value-type="float" office:value="1227">
            <text:p>122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5]+1" office:value-type="float" office:value="1228">
            <text:p>122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6]+1" office:value-type="float" office:value="1229">
            <text:p>122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7]+1" office:value-type="float" office:value="1230">
            <text:p>123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8]+1" office:value-type="float" office:value="1231">
            <text:p>123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39]+1" office:value-type="float" office:value="1232">
            <text:p>123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0]+1" office:value-type="float" office:value="1233">
            <text:p>123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1]+1" office:value-type="float" office:value="1234">
            <text:p>123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2]+1" office:value-type="float" office:value="1235">
            <text:p>123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3]+1" office:value-type="float" office:value="1236">
            <text:p>123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4]+1" office:value-type="float" office:value="1237">
            <text:p>123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5]+1" office:value-type="float" office:value="1238">
            <text:p>123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6]+1" office:value-type="float" office:value="1239">
            <text:p>123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7]+1" office:value-type="float" office:value="1240">
            <text:p>124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8]+1" office:value-type="float" office:value="1241">
            <text:p>124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49]+1" office:value-type="float" office:value="1242">
            <text:p>124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0]+1" office:value-type="float" office:value="1243">
            <text:p>124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1]+1" office:value-type="float" office:value="1244">
            <text:p>124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2]+1" office:value-type="float" office:value="1245">
            <text:p>124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3]+1" office:value-type="float" office:value="1246">
            <text:p>124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4]+1" office:value-type="float" office:value="1247">
            <text:p>124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5]+1" office:value-type="float" office:value="1248">
            <text:p>124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6]+1" office:value-type="float" office:value="1249">
            <text:p>124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7]+1" office:value-type="float" office:value="1250">
            <text:p>125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8]+1" office:value-type="float" office:value="1251">
            <text:p>125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59]+1" office:value-type="float" office:value="1252">
            <text:p>125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60]+1" office:value-type="float" office:value="1253">
            <text:p>125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261]+1" office:value-type="float" office:value="1254">
            <text:p>125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2]+1" office:value-type="float" office:value="1255">
            <text:p>125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3]+1" office:value-type="float" office:value="1256">
            <text:p>125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4]+1" office:value-type="float" office:value="1257">
            <text:p>125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5]+1" office:value-type="float" office:value="1258">
            <text:p>125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6]+1" office:value-type="float" office:value="1259">
            <text:p>125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7]+1" office:value-type="float" office:value="1260">
            <text:p>126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8]+1" office:value-type="float" office:value="1261">
            <text:p>126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69]+1" office:value-type="float" office:value="1262">
            <text:p>126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0]+1" office:value-type="float" office:value="1263">
            <text:p>126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1]+1" office:value-type="float" office:value="1264">
            <text:p>126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2]+1" office:value-type="float" office:value="1265">
            <text:p>126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3]+1" office:value-type="float" office:value="1266">
            <text:p>126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4]+1" office:value-type="float" office:value="1267">
            <text:p>126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5]+1" office:value-type="float" office:value="1268">
            <text:p>126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6]+1" office:value-type="float" office:value="1269">
            <text:p>126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7]+1" office:value-type="float" office:value="1270">
            <text:p>127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8]+1" office:value-type="float" office:value="1271">
            <text:p>127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79]+1" office:value-type="float" office:value="1272">
            <text:p>127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0]+1" office:value-type="float" office:value="1273">
            <text:p>127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1]+1" office:value-type="float" office:value="1274">
            <text:p>127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2]+1" office:value-type="float" office:value="1275">
            <text:p>127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3]+1" office:value-type="float" office:value="1276">
            <text:p>127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4]+1" office:value-type="float" office:value="1277">
            <text:p>127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5]+1" office:value-type="float" office:value="1278">
            <text:p>127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6]+1" office:value-type="float" office:value="1279">
            <text:p>127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7]+1" office:value-type="float" office:value="1280">
            <text:p>128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8]+1" office:value-type="float" office:value="1281">
            <text:p>128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89]+1" office:value-type="float" office:value="1282">
            <text:p>128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0]+1" office:value-type="float" office:value="1283">
            <text:p>128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1]+1" office:value-type="float" office:value="1284">
            <text:p>128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2]+1" office:value-type="float" office:value="1285">
            <text:p>128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3]+1" office:value-type="float" office:value="1286">
            <text:p>128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4]+1" office:value-type="float" office:value="1287">
            <text:p>128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5]+1" office:value-type="float" office:value="1288">
            <text:p>128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6]+1" office:value-type="float" office:value="1289">
            <text:p>128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7]+1" office:value-type="float" office:value="1290">
            <text:p>129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8]+1" office:value-type="float" office:value="1291">
            <text:p>129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299]+1" office:value-type="float" office:value="1292">
            <text:p>129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00]+1" office:value-type="float" office:value="1293">
            <text:p>129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01]+1" office:value-type="float" office:value="1294">
            <text:p>129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02]+1" office:value-type="float" office:value="1295">
            <text:p>129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03]+1" office:value-type="float" office:value="1296">
            <text:p>129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04]+1" office:value-type="float" office:value="1297">
            <text:p>129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05]+1" office:value-type="float" office:value="1298">
            <text:p>129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06]+1" office:value-type="float" office:value="1299">
            <text:p>129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07]+1" office:value-type="float" office:value="1300">
            <text:p>130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08]+1" office:value-type="float" office:value="1301">
            <text:p>130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09]+1" office:value-type="float" office:value="1302">
            <text:p>130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0]+1" office:value-type="float" office:value="1303">
            <text:p>130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1]+1" office:value-type="float" office:value="1304">
            <text:p>130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2]+1" office:value-type="float" office:value="1305">
            <text:p>130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3]+1" office:value-type="float" office:value="1306">
            <text:p>130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4]+1" office:value-type="float" office:value="1307">
            <text:p>130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5]+1" office:value-type="float" office:value="1308">
            <text:p>130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6]+1" office:value-type="float" office:value="1309">
            <text:p>130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7]+1" office:value-type="float" office:value="1310">
            <text:p>131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8]+1" office:value-type="float" office:value="1311">
            <text:p>131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19]+1" office:value-type="float" office:value="1312">
            <text:p>131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0]+1" office:value-type="float" office:value="1313">
            <text:p>131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1]+1" office:value-type="float" office:value="1314">
            <text:p>131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2]+1" office:value-type="float" office:value="1315">
            <text:p>131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3]+1" office:value-type="float" office:value="1316">
            <text:p>131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4]+1" office:value-type="float" office:value="1317">
            <text:p>131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5]+1" office:value-type="float" office:value="1318">
            <text:p>131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6]+1" office:value-type="float" office:value="1319">
            <text:p>131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7]+1" office:value-type="float" office:value="1320">
            <text:p>132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8]+1" office:value-type="float" office:value="1321">
            <text:p>132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29]+1" office:value-type="float" office:value="1322">
            <text:p>132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0]+1" office:value-type="float" office:value="1323">
            <text:p>132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1]+1" office:value-type="float" office:value="1324">
            <text:p>132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2]+1" office:value-type="float" office:value="1325">
            <text:p>132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3]+1" office:value-type="float" office:value="1326">
            <text:p>132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4]+1" office:value-type="float" office:value="1327">
            <text:p>132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5]+1" office:value-type="float" office:value="1328">
            <text:p>132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6]+1" office:value-type="float" office:value="1329">
            <text:p>132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7]+1" office:value-type="float" office:value="1330">
            <text:p>133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8]+1" office:value-type="float" office:value="1331">
            <text:p>133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39]+1" office:value-type="float" office:value="1332">
            <text:p>133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40]+1" office:value-type="float" office:value="1333">
            <text:p>133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41]+1" office:value-type="float" office:value="1334">
            <text:p>133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42]+1" office:value-type="float" office:value="1335">
            <text:p>133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43]+1" office:value-type="float" office:value="1336">
            <text:p>133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44]+1" office:value-type="float" office:value="1337">
            <text:p>133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45]+1" office:value-type="float" office:value="1338">
            <text:p>133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46]+1" office:value-type="float" office:value="1339">
            <text:p>133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47]+1" office:value-type="float" office:value="1340">
            <text:p>134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48]+1" office:value-type="float" office:value="1341">
            <text:p>134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49]+1" office:value-type="float" office:value="1342">
            <text:p>134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0]+1" office:value-type="float" office:value="1343">
            <text:p>134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1]+1" office:value-type="float" office:value="1344">
            <text:p>134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2]+1" office:value-type="float" office:value="1345">
            <text:p>134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3]+1" office:value-type="float" office:value="1346">
            <text:p>134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4]+1" office:value-type="float" office:value="1347">
            <text:p>134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5]+1" office:value-type="float" office:value="1348">
            <text:p>134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6]+1" office:value-type="float" office:value="1349">
            <text:p>134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7]+1" office:value-type="float" office:value="1350">
            <text:p>135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8]+1" office:value-type="float" office:value="1351">
            <text:p>135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59]+1" office:value-type="float" office:value="1352">
            <text:p>135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0]+1" office:value-type="float" office:value="1353">
            <text:p>135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1]+1" office:value-type="float" office:value="1354">
            <text:p>135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2]+1" office:value-type="float" office:value="1355">
            <text:p>135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3]+1" office:value-type="float" office:value="1356">
            <text:p>135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4]+1" office:value-type="float" office:value="1357">
            <text:p>135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5]+1" office:value-type="float" office:value="1358">
            <text:p>135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6]+1" office:value-type="float" office:value="1359">
            <text:p>135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7]+1" office:value-type="float" office:value="1360">
            <text:p>136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8]+1" office:value-type="float" office:value="1361">
            <text:p>136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69]+1" office:value-type="float" office:value="1362">
            <text:p>136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0]+1" office:value-type="float" office:value="1363">
            <text:p>136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1]+1" office:value-type="float" office:value="1364">
            <text:p>136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2]+1" office:value-type="float" office:value="1365">
            <text:p>136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3]+1" office:value-type="float" office:value="1366">
            <text:p>136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4]+1" office:value-type="float" office:value="1367">
            <text:p>136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5]+1" office:value-type="float" office:value="1368">
            <text:p>136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6]+1" office:value-type="float" office:value="1369">
            <text:p>136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7]+1" office:value-type="float" office:value="1370">
            <text:p>137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8]+1" office:value-type="float" office:value="1371">
            <text:p>137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79]+1" office:value-type="float" office:value="1372">
            <text:p>137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80]+1" office:value-type="float" office:value="1373">
            <text:p>137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81]+1" office:value-type="float" office:value="1374">
            <text:p>137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82]+1" office:value-type="float" office:value="1375">
            <text:p>137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83]+1" office:value-type="float" office:value="1376">
            <text:p>137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84]+1" office:value-type="float" office:value="1377">
            <text:p>137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85]+1" office:value-type="float" office:value="1378">
            <text:p>137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86]+1" office:value-type="float" office:value="1379">
            <text:p>137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387]+1" office:value-type="float" office:value="1380">
            <text:p>138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88]+1" office:value-type="float" office:value="1381">
            <text:p>138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89]+1" office:value-type="float" office:value="1382">
            <text:p>138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0]+1" office:value-type="float" office:value="1383">
            <text:p>138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1]+1" office:value-type="float" office:value="1384">
            <text:p>138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2]+1" office:value-type="float" office:value="1385">
            <text:p>138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3]+1" office:value-type="float" office:value="1386">
            <text:p>138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4]+1" office:value-type="float" office:value="1387">
            <text:p>138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5]+1" office:value-type="float" office:value="1388">
            <text:p>138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6]+1" office:value-type="float" office:value="1389">
            <text:p>138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7]+1" office:value-type="float" office:value="1390">
            <text:p>139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8]+1" office:value-type="float" office:value="1391">
            <text:p>139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399]+1" office:value-type="float" office:value="1392">
            <text:p>139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0]+1" office:value-type="float" office:value="1393">
            <text:p>139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1]+1" office:value-type="float" office:value="1394">
            <text:p>139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2]+1" office:value-type="float" office:value="1395">
            <text:p>139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3]+1" office:value-type="float" office:value="1396">
            <text:p>139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4]+1" office:value-type="float" office:value="1397">
            <text:p>139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5]+1" office:value-type="float" office:value="1398">
            <text:p>139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6]+1" office:value-type="float" office:value="1399">
            <text:p>139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7]+1" office:value-type="float" office:value="1400">
            <text:p>140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8]+1" office:value-type="float" office:value="1401">
            <text:p>140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09]+1" office:value-type="float" office:value="1402">
            <text:p>140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0]+1" office:value-type="float" office:value="1403">
            <text:p>140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1]+1" office:value-type="float" office:value="1404">
            <text:p>140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2]+1" office:value-type="float" office:value="1405">
            <text:p>140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3]+1" office:value-type="float" office:value="1406">
            <text:p>140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4]+1" office:value-type="float" office:value="1407">
            <text:p>140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5]+1" office:value-type="float" office:value="1408">
            <text:p>140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6]+1" office:value-type="float" office:value="1409">
            <text:p>140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7]+1" office:value-type="float" office:value="1410">
            <text:p>141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8]+1" office:value-type="float" office:value="1411">
            <text:p>141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19]+1" office:value-type="float" office:value="1412">
            <text:p>141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0]+1" office:value-type="float" office:value="1413">
            <text:p>141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1]+1" office:value-type="float" office:value="1414">
            <text:p>141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2]+1" office:value-type="float" office:value="1415">
            <text:p>141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3]+1" office:value-type="float" office:value="1416">
            <text:p>141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4]+1" office:value-type="float" office:value="1417">
            <text:p>141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5]+1" office:value-type="float" office:value="1418">
            <text:p>141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6]+1" office:value-type="float" office:value="1419">
            <text:p>141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7]+1" office:value-type="float" office:value="1420">
            <text:p>142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8]+1" office:value-type="float" office:value="1421">
            <text:p>142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6"/>
        </table:table-row>
        <table:table-row table:style-name="ro2">
          <table:table-cell table:style-name="ce2" table:formula="of:=[.A1429]+1" office:value-type="float" office:value="1422">
            <text:p>142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0]+1" office:value-type="float" office:value="1423">
            <text:p>142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1]+1" office:value-type="float" office:value="1424">
            <text:p>142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2]+1" office:value-type="float" office:value="1425">
            <text:p>142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3]+1" office:value-type="float" office:value="1426">
            <text:p>142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4]+1" office:value-type="float" office:value="1427">
            <text:p>142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5]+1" office:value-type="float" office:value="1428">
            <text:p>142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6]+1" office:value-type="float" office:value="1429">
            <text:p>142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7]+1" office:value-type="float" office:value="1430">
            <text:p>143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8]+1" office:value-type="float" office:value="1431">
            <text:p>143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39]+1" office:value-type="float" office:value="1432">
            <text:p>143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0]+1" office:value-type="float" office:value="1433">
            <text:p>143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1]+1" office:value-type="float" office:value="1434">
            <text:p>143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2]+1" office:value-type="float" office:value="1435">
            <text:p>143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3]+1" office:value-type="float" office:value="1436">
            <text:p>143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4]+1" office:value-type="float" office:value="1437">
            <text:p>143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5]+1" office:value-type="float" office:value="1438">
            <text:p>143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6]+1" office:value-type="float" office:value="1439">
            <text:p>143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7]+1" office:value-type="float" office:value="1440">
            <text:p>144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8]+1" office:value-type="float" office:value="1441">
            <text:p>144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49]+1" office:value-type="float" office:value="1442">
            <text:p>144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0]+1" office:value-type="float" office:value="1443">
            <text:p>144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1]+1" office:value-type="float" office:value="1444">
            <text:p>144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2]+1" office:value-type="float" office:value="1445">
            <text:p>144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3]+1" office:value-type="float" office:value="1446">
            <text:p>144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4]+1" office:value-type="float" office:value="1447">
            <text:p>144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5]+1" office:value-type="float" office:value="1448">
            <text:p>144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6]+1" office:value-type="float" office:value="1449">
            <text:p>144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7]+1" office:value-type="float" office:value="1450">
            <text:p>145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8]+1" office:value-type="float" office:value="1451">
            <text:p>145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59]+1" office:value-type="float" office:value="1452">
            <text:p>145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0]+1" office:value-type="float" office:value="1453">
            <text:p>145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1]+1" office:value-type="float" office:value="1454">
            <text:p>145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2]+1" office:value-type="float" office:value="1455">
            <text:p>145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3]+1" office:value-type="float" office:value="1456">
            <text:p>145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4]+1" office:value-type="float" office:value="1457">
            <text:p>145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5]+1" office:value-type="float" office:value="1458">
            <text:p>145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6]+1" office:value-type="float" office:value="1459">
            <text:p>145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7]+1" office:value-type="float" office:value="1460">
            <text:p>146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8]+1" office:value-type="float" office:value="1461">
            <text:p>146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69]+1" office:value-type="float" office:value="1462">
            <text:p>146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>
          <table:table-cell table:style-name="ce2" table:formula="of:=[.A1470]+1" office:value-type="float" office:value="1463">
            <text:p>146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06"/>
        </table:table-row>
        <table:table-row table:style-name="ro2" table:number-rows-repeated="104710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ostume List" table:style-name="ta1" table:print="false">
        <office:forms form:automatic-focus="false" form:apply-design-mode="false"/>
        <table:table-column table:style-name="co1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visibility="collapse" table:default-cell-style-name="ce10"/>
        <table:table-column table:style-name="co10" table:default-cell-style-name="ce3"/>
        <table:table-column table:style-name="co9" table:default-cell-style-name="Default"/>
        <table:table-column table:style-name="co11" table:number-columns-repeated="1003" table:default-cell-style-name="ce3"/>
        <table:table-column table:style-name="co11" table:number-columns-repeated="5" table:default-cell-style-name="ce11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Set</text:p>
          </table:table-cell>
          <table:table-cell table:style-name="ce4" office:value-type="string">
            <text:p>Effect</text:p>
          </table:table-cell>
          <table:table-cell table:style-name="ce7" office:value-type="string">
            <text:p>Quality</text:p>
          </table:table-cell>
          <table:table-cell table:style-name="ce7" office:value-type="string">
            <text:p>Description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 table:number-columns-repeated="2"/>
          <table:table-cell table:number-columns-repeated="1009"/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 table:number-columns-repeated="2"/>
          <table:table-cell table:number-columns-repeated="1009"/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 table:number-columns-repeated="2"/>
          <table:table-cell table:number-columns-repeated="1009"/>
        </table:table-row>
        <table:table-row table:style-name="ro3">
          <table:table-cell table:style-name="ce2" table:formula="of:=[.A4]+1" office:value-type="float" office:value="4">
            <text:p>4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8" office:value-type="string">
            <text:p>High defense / attack</text:p>
          </table:table-cell>
          <table:table-cell table:number-columns-repeated="1009"/>
        </table:table-row>
        <table:table-row table:style-name="ro3">
          <table:table-cell table:style-name="ce2" table:formula="of:=[.A5]+1" office:value-type="float" office:value="5">
            <text:p>5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8" office:value-type="string">
            <text:p>Medium stats across the board</text:p>
          </table:table-cell>
          <table:table-cell table:number-columns-repeated="1009"/>
        </table:table-row>
        <table:table-row table:style-name="ro3">
          <table:table-cell table:style-name="ce2" table:formula="of:=[.A6]+1" office:value-type="float" office:value="6">
            <text:p>6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8" office:value-type="string">
            <text:p>High mobility</text:p>
          </table:table-cell>
          <table:table-cell table:number-columns-repeated="1009"/>
        </table:table-row>
        <table:table-row table:style-name="ro3">
          <table:table-cell table:style-name="ce2" table:formula="of:=[.A7]+1" office:value-type="float" office:value="7">
            <text:p>7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8" office:value-type="string">
            <text:p>Low stats across the board</text:p>
          </table:table-cell>
          <table:table-cell table:number-columns-repeated="1009"/>
        </table:table-row>
        <table:table-row table:style-name="ro3">
          <table:table-cell table:style-name="ce2" table:formula="of:=[.A8]+1" office:value-type="float" office:value="8">
            <text:p>8</text:p>
          </table:table-cell>
          <table:table-cell table:style-name="ce5" office:value-type="string">
            <text:p>Nurse</text:p>
          </table:table-cell>
          <table:table-cell table:number-columns-repeated="2"/>
          <table:table-cell table:style-name="ce8"/>
          <table:table-cell table:number-columns-repeated="1009"/>
        </table:table-row>
        <table:table-row table:style-name="ro3">
          <table:table-cell table:style-name="ce2" table:formula="of:=[.A9]+1" office:value-type="float" office:value="9">
            <text:p>9</text:p>
          </table:table-cell>
          <table:table-cell table:style-name="ce5" office:value-type="string">
            <text:p>Lingerie</text:p>
          </table:table-cell>
          <table:table-cell table:number-columns-repeated="2"/>
          <table:table-cell table:style-name="ce8"/>
          <table:table-cell table:number-columns-repeated="1009"/>
        </table:table-row>
        <table:table-row table:style-name="ro3">
          <table:table-cell table:style-name="ce2" table:formula="of:=[.A10]+1" office:value-type="float" office:value="10">
            <text:p>10</text:p>
          </table:table-cell>
          <table:table-cell table:style-name="ce5" office:value-type="string">
            <text:p>Athletics</text:p>
          </table:table-cell>
          <table:table-cell table:number-columns-repeated="2"/>
          <table:table-cell table:style-name="ce8"/>
          <table:table-cell table:number-columns-repeated="1009"/>
        </table:table-row>
        <table:table-row table:style-name="ro3">
          <table:table-cell table:style-name="ce2" table:formula="of:=[.A11]+1" office:value-type="float" office:value="11">
            <text:p>11</text:p>
          </table:table-cell>
          <table:table-cell table:style-name="ce5"/>
          <table:table-cell table:number-columns-repeated="2"/>
          <table:table-cell table:style-name="ce8"/>
          <table:table-cell table:number-columns-repeated="1009"/>
        </table:table-row>
        <table:table-row table:style-name="ro3">
          <table:table-cell table:style-name="ce2" table:formula="of:=[.A12]+1" office:value-type="float" office:value="12">
            <text:p>12</text:p>
          </table:table-cell>
          <table:table-cell table:style-name="ce5"/>
          <table:table-cell table:number-columns-repeated="2"/>
          <table:table-cell table:style-name="ce8"/>
          <table:table-cell table:number-columns-repeated="1009"/>
        </table:table-row>
        <table:table-row table:style-name="ro3">
          <table:table-cell table:style-name="ce2" table:formula="of:=[.A13]+1" office:value-type="float" office:value="13">
            <text:p>13</text:p>
          </table:table-cell>
          <table:table-cell table:style-name="ce5"/>
          <table:table-cell table:number-columns-repeated="2"/>
          <table:table-cell table:style-name="ce8"/>
          <table:table-cell table:number-columns-repeated="1009"/>
        </table:table-row>
        <table:table-row table:style-name="ro3">
          <table:table-cell table:style-name="ce2" table:formula="of:=[.A14]+1" office:value-type="float" office:value="14">
            <text:p>14</text:p>
          </table:table-cell>
          <table:table-cell table:style-name="ce5"/>
          <table:table-cell table:number-columns-repeated="2"/>
          <table:table-cell table:style-name="ce8"/>
          <table:table-cell table:number-columns-repeated="1009"/>
        </table:table-row>
        <table:table-row table:style-name="ro3" table:number-rows-repeated="1048560">
          <table:table-cell table:number-columns-repeated="1014"/>
        </table:table-row>
        <table:table-row table:style-name="ro3">
          <table:table-cell table:number-columns-repeated="1014"/>
        </table:table-row>
      </table:table>
      <table:database-ranges>
        <table:database-range table:target-range-address="Powers.F230:Powers.K2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0/12/2019</text:date>, <text:time>22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4H31M20S</meta:editing-duration>
    <meta:editing-cycles>53</meta:editing-cycles>
    <meta:generator>OpenOffice/4.1.6$Win32 OpenOffice.org_project/416m1$Build-9790</meta:generator>
    <dc:date>2019-10-12T22:40:43.15</dc:date>
    <meta:document-statistic meta:table-count="3" meta:cell-count="17224" meta:object-count="0"/>
    <meta:user-defined meta:name="Info 1"/>
    <meta:user-defined meta:name="Info 2"/>
    <meta:user-defined meta:name="Info 3"/>
    <meta:user-defined meta:name="Info 4"/>
  </office:meta>
</office:document-meta>
</file>